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64" table:style-name="ta1">
        <table:shapes>
          <draw:frame draw:z-index="0" draw:style-name="gr1" draw:text-style-name="P1" svg:width="159.99mm" svg:height="89.99mm" svg:x="123.01mm" svg:y="1mm">
            <loext:p draw:notify-on-update-of-ranges="test264.C1:test264.C1 test264.C2:test264.C102 test264.D1:test264.D1 test264.D2:test264.D102 test264.E1:test264.E1 test264.E2:test264.E102 test264.F1:test264.F1 test264.F2:test264.F102 test264.G1:test264.G1 test264.G2:test264.G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2.58mm" svg:y="94.84mm">
            <loext:p draw:notify-on-update-of-ranges="test264.C1:test264.C1 test264.C2:test264.C102 test264.D1:test264.D1 test264.D2:test264.D102 test264.E1:test264.E1 test264.E2:test264.E102 test264.F1:test264.F1 test264.F2:test264.F102 test264.G1:test264.G1 test264.G2:test264.G1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2.86mm" svg:y="4.53mm">
            <loext:p draw:notify-on-update-of-ranges="test264.C1:test264.C1 test264.C2:test264.C102 test264.D1:test264.D1 test264.D2:test264.D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02.86mm" svg:y="94.84mm">
            <loext:p draw:notify-on-update-of-ranges="test264.C1:test264.C1 test264.C2:test264.C102 test264.D1:test264.D1 test264.D2:test264.D102 test264.E1:test264.E1 test264.E2:test264.E102 test264.F1:test264.F1 test264.F2:test264.F102 test264.G1:test264.G1 test264.G2:test264.G10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07</text:p>
          </table:table-cell>
          <table:table-cell office:value-type="float" office:value="0.002084" calcext:value-type="float">
            <text:p>0.002084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211" calcext:value-type="float">
            <text:p>3211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08</text:p>
          </table:table-cell>
          <table:table-cell office:value-type="float" office:value="0.001611" calcext:value-type="float">
            <text:p>0.001611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703" calcext:value-type="float">
            <text:p>270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09</text:p>
          </table:table-cell>
          <table:table-cell office:value-type="float" office:value="0.001537" calcext:value-type="float">
            <text:p>0.001537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141" calcext:value-type="float">
            <text:p>31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10</text:p>
          </table:table-cell>
          <table:table-cell office:value-type="float" office:value="0.001471" calcext:value-type="float">
            <text:p>0.001471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2904" calcext:value-type="float">
            <text:p>290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11</text:p>
          </table:table-cell>
          <table:table-cell office:value-type="float" office:value="0.001411" calcext:value-type="float">
            <text:p>0.001411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808" calcext:value-type="float">
            <text:p>280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12</text:p>
          </table:table-cell>
          <table:table-cell office:value-type="float" office:value="0.004589" calcext:value-type="float">
            <text:p>0.004589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907" calcext:value-type="float">
            <text:p>290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13</text:p>
          </table:table-cell>
          <table:table-cell office:value-type="float" office:value="0.001346" calcext:value-type="float">
            <text:p>0.001346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477" calcext:value-type="float">
            <text:p>347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14</text:p>
          </table:table-cell>
          <table:table-cell office:value-type="float" office:value="0.002349" calcext:value-type="float">
            <text:p>0.002349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168" calcext:value-type="float">
            <text:p>316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15</text:p>
          </table:table-cell>
          <table:table-cell office:value-type="float" office:value="0.001545" calcext:value-type="float">
            <text:p>0.001545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" calcext:value-type="float">
            <text:p>0</text:p>
          </table:table-cell>
          <table:table-cell office:value-type="float" office:value="3506" calcext:value-type="float">
            <text:p>35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16</text:p>
          </table:table-cell>
          <table:table-cell office:value-type="float" office:value="0.001379" calcext:value-type="float">
            <text:p>0.001379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117" calcext:value-type="float">
            <text:p>31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17</text:p>
          </table:table-cell>
          <table:table-cell office:value-type="float" office:value="0.001594" calcext:value-type="float">
            <text:p>0.001594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495" calcext:value-type="float">
            <text:p>349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18</text:p>
          </table:table-cell>
          <table:table-cell office:value-type="float" office:value="0.001377" calcext:value-type="float">
            <text:p>0.001377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431" calcext:value-type="float">
            <text:p>343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19</text:p>
          </table:table-cell>
          <table:table-cell office:value-type="float" office:value="0.001395" calcext:value-type="float">
            <text:p>0.00139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070" calcext:value-type="float">
            <text:p>30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20</text:p>
          </table:table-cell>
          <table:table-cell office:value-type="float" office:value="0.001579" calcext:value-type="float">
            <text:p>0.001579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244" calcext:value-type="float">
            <text:p>324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21</text:p>
          </table:table-cell>
          <table:table-cell office:value-type="float" office:value="0.001521" calcext:value-type="float">
            <text:p>0.001521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283" calcext:value-type="float">
            <text:p>328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22</text:p>
          </table:table-cell>
          <table:table-cell office:value-type="float" office:value="0.001527" calcext:value-type="float">
            <text:p>0.001527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168" calcext:value-type="float">
            <text:p>316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23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150" calcext:value-type="float">
            <text:p>315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24</text:p>
          </table:table-cell>
          <table:table-cell office:value-type="float" office:value="0.001578" calcext:value-type="float">
            <text:p>0.001578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243" calcext:value-type="float">
            <text:p>324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25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111" calcext:value-type="float">
            <text:p>311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26</text:p>
          </table:table-cell>
          <table:table-cell office:value-type="float" office:value="0.001321" calcext:value-type="float">
            <text:p>0.001321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27</text:p>
          </table:table-cell>
          <table:table-cell office:value-type="float" office:value="0.001255" calcext:value-type="float">
            <text:p>0.00125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294" calcext:value-type="float">
            <text:p>32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28</text:p>
          </table:table-cell>
          <table:table-cell office:value-type="float" office:value="0.001105" calcext:value-type="float">
            <text:p>0.00110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956" calcext:value-type="float">
            <text:p>295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29</text:p>
          </table:table-cell>
          <table:table-cell office:value-type="float" office:value="0.001401" calcext:value-type="float">
            <text:p>0.001401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282" calcext:value-type="float">
            <text:p>328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30</text:p>
          </table:table-cell>
          <table:table-cell office:value-type="float" office:value="0.001328" calcext:value-type="float">
            <text:p>0.001328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2883" calcext:value-type="float">
            <text:p>288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31</text:p>
          </table:table-cell>
          <table:table-cell office:value-type="float" office:value="0.001333" calcext:value-type="float">
            <text:p>0.001333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3134" calcext:value-type="float">
            <text:p>31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32</text:p>
          </table:table-cell>
          <table:table-cell office:value-type="float" office:value="0.001228" calcext:value-type="float">
            <text:p>0.001228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905" calcext:value-type="float">
            <text:p>290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33</text:p>
          </table:table-cell>
          <table:table-cell office:value-type="float" office:value="0.001502" calcext:value-type="float">
            <text:p>0.001502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434" calcext:value-type="float">
            <text:p>34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34</text:p>
          </table:table-cell>
          <table:table-cell office:value-type="float" office:value="0.001415" calcext:value-type="float">
            <text:p>0.00141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191" calcext:value-type="float">
            <text:p>319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35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424" calcext:value-type="float">
            <text:p>342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36</text:p>
          </table:table-cell>
          <table:table-cell office:value-type="float" office:value="0.001321" calcext:value-type="float">
            <text:p>0.001321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2670" calcext:value-type="float">
            <text:p>267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37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157" calcext:value-type="float">
            <text:p>315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38</text:p>
          </table:table-cell>
          <table:table-cell office:value-type="float" office:value="0.001343" calcext:value-type="float">
            <text:p>0.001343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3252" calcext:value-type="float">
            <text:p>32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39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2963" calcext:value-type="float">
            <text:p>296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40</text:p>
          </table:table-cell>
          <table:table-cell office:value-type="float" office:value="0.001517" calcext:value-type="float">
            <text:p>0.001517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" calcext:value-type="float">
            <text:p>0</text:p>
          </table:table-cell>
          <table:table-cell office:value-type="float" office:value="3400" calcext:value-type="float">
            <text:p>340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41</text:p>
          </table:table-cell>
          <table:table-cell office:value-type="float" office:value="0.001113" calcext:value-type="float">
            <text:p>0.001113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3087" calcext:value-type="float">
            <text:p>308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42</text:p>
          </table:table-cell>
          <table:table-cell office:value-type="float" office:value="0.002432" calcext:value-type="float">
            <text:p>0.002432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037" calcext:value-type="float">
            <text:p>303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43</text:p>
          </table:table-cell>
          <table:table-cell office:value-type="float" office:value="0.001239" calcext:value-type="float">
            <text:p>0.001239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2806" calcext:value-type="float">
            <text:p>28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44</text:p>
          </table:table-cell>
          <table:table-cell office:value-type="float" office:value="0.001259" calcext:value-type="float">
            <text:p>0.001259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686" calcext:value-type="float">
            <text:p>368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45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365" calcext:value-type="float">
            <text:p>33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46</text:p>
          </table:table-cell>
          <table:table-cell office:value-type="float" office:value="0.00168" calcext:value-type="float">
            <text:p>0.00168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2908" calcext:value-type="float">
            <text:p>290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47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602" calcext:value-type="float">
            <text:p>360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48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006" calcext:value-type="float">
            <text:p>300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49</text:p>
          </table:table-cell>
          <table:table-cell office:value-type="float" office:value="0.001129" calcext:value-type="float">
            <text:p>0.001129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965" calcext:value-type="float">
            <text:p>29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50</text:p>
          </table:table-cell>
          <table:table-cell office:value-type="float" office:value="0.002773" calcext:value-type="float">
            <text:p>0.002773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2517" calcext:value-type="float">
            <text:p>251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51</text:p>
          </table:table-cell>
          <table:table-cell office:value-type="float" office:value="0.001232" calcext:value-type="float">
            <text:p>0.001232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126" calcext:value-type="float">
            <text:p>312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52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3140" calcext:value-type="float">
            <text:p>314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53</text:p>
          </table:table-cell>
          <table:table-cell office:value-type="float" office:value="0.001276" calcext:value-type="float">
            <text:p>0.001276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275" calcext:value-type="float">
            <text:p>327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54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598" calcext:value-type="float">
            <text:p>35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55</text:p>
          </table:table-cell>
          <table:table-cell office:value-type="float" office:value="0.001631" calcext:value-type="float">
            <text:p>0.001631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080" calcext:value-type="float">
            <text:p>30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56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849" calcext:value-type="float">
            <text:p>28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57</text:p>
          </table:table-cell>
          <table:table-cell office:value-type="float" office:value="0.001585" calcext:value-type="float">
            <text:p>0.001585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474" calcext:value-type="float">
            <text:p>347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58</text:p>
          </table:table-cell>
          <table:table-cell office:value-type="float" office:value="0.002368" calcext:value-type="float">
            <text:p>0.002368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2864" calcext:value-type="float">
            <text:p>286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4:59</text:p>
          </table:table-cell>
          <table:table-cell office:value-type="float" office:value="0.001683" calcext:value-type="float">
            <text:p>0.001683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478" calcext:value-type="float">
            <text:p>347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00</text:p>
          </table:table-cell>
          <table:table-cell office:value-type="float" office:value="0.001482" calcext:value-type="float">
            <text:p>0.001482</text:p>
          </table:table-cell>
          <table:table-cell office:value-type="float" office:value="0.000155" calcext:value-type="float">
            <text:p>0.000155</text:p>
          </table:table-cell>
          <table:table-cell office:value-type="float" office:value="0" calcext:value-type="float">
            <text:p>0</text:p>
          </table:table-cell>
          <table:table-cell office:value-type="float" office:value="2811" calcext:value-type="float">
            <text:p>281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01</text:p>
          </table:table-cell>
          <table:table-cell office:value-type="float" office:value="0.002146" calcext:value-type="float">
            <text:p>0.002146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3665" calcext:value-type="float">
            <text:p>366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02</text:p>
          </table:table-cell>
          <table:table-cell office:value-type="float" office:value="0.001816" calcext:value-type="float">
            <text:p>0.001816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" calcext:value-type="float">
            <text:p>0</text:p>
          </table:table-cell>
          <table:table-cell office:value-type="float" office:value="3009" calcext:value-type="float">
            <text:p>30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03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2604" calcext:value-type="float">
            <text:p>260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04</text:p>
          </table:table-cell>
          <table:table-cell office:value-type="float" office:value="0.001257" calcext:value-type="float">
            <text:p>0.001257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3052" calcext:value-type="float">
            <text:p>305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05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2895" calcext:value-type="float">
            <text:p>289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06</text:p>
          </table:table-cell>
          <table:table-cell office:value-type="float" office:value="0.001377" calcext:value-type="float">
            <text:p>0.001377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2299" calcext:value-type="float">
            <text:p>22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07</text:p>
          </table:table-cell>
          <table:table-cell office:value-type="float" office:value="0.001332" calcext:value-type="float">
            <text:p>0.001332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788" calcext:value-type="float">
            <text:p>278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08</text:p>
          </table:table-cell>
          <table:table-cell office:value-type="float" office:value="0.001316" calcext:value-type="float">
            <text:p>0.001316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212" calcext:value-type="float">
            <text:p>321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09</text:p>
          </table:table-cell>
          <table:table-cell office:value-type="float" office:value="0.001377" calcext:value-type="float">
            <text:p>0.001377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184" calcext:value-type="float">
            <text:p>318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10</text:p>
          </table:table-cell>
          <table:table-cell office:value-type="float" office:value="0.001473" calcext:value-type="float">
            <text:p>0.001473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3689" calcext:value-type="float">
            <text:p>36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11</text:p>
          </table:table-cell>
          <table:table-cell office:value-type="float" office:value="0.001374" calcext:value-type="float">
            <text:p>0.001374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12</text:p>
          </table:table-cell>
          <table:table-cell office:value-type="float" office:value="0.001439" calcext:value-type="float">
            <text:p>0.001439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534" calcext:value-type="float">
            <text:p>35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13</text:p>
          </table:table-cell>
          <table:table-cell office:value-type="float" office:value="0.001102" calcext:value-type="float">
            <text:p>0.001102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601" calcext:value-type="float">
            <text:p>360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14</text:p>
          </table:table-cell>
          <table:table-cell office:value-type="float" office:value="0.001402" calcext:value-type="float">
            <text:p>0.001402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060" calcext:value-type="float">
            <text:p>306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15</text:p>
          </table:table-cell>
          <table:table-cell office:value-type="float" office:value="0.001469" calcext:value-type="float">
            <text:p>0.001469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2936" calcext:value-type="float">
            <text:p>293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16</text:p>
          </table:table-cell>
          <table:table-cell office:value-type="float" office:value="0.001603" calcext:value-type="float">
            <text:p>0.001603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2999" calcext:value-type="float">
            <text:p>29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17</text:p>
          </table:table-cell>
          <table:table-cell office:value-type="float" office:value="0.00117" calcext:value-type="float">
            <text:p>0.00117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" calcext:value-type="float">
            <text:p>0</text:p>
          </table:table-cell>
          <table:table-cell office:value-type="float" office:value="2896" calcext:value-type="float">
            <text:p>289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18</text:p>
          </table:table-cell>
          <table:table-cell office:value-type="float" office:value="0.001252" calcext:value-type="float">
            <text:p>0.001252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809" calcext:value-type="float">
            <text:p>28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19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620" calcext:value-type="float">
            <text:p>362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20</text:p>
          </table:table-cell>
          <table:table-cell office:value-type="float" office:value="0.001566" calcext:value-type="float">
            <text:p>0.001566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429" calcext:value-type="float">
            <text:p>34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21</text:p>
          </table:table-cell>
          <table:table-cell office:value-type="float" office:value="0.001373" calcext:value-type="float">
            <text:p>0.001373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448" calcext:value-type="float">
            <text:p>344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22</text:p>
          </table:table-cell>
          <table:table-cell office:value-type="float" office:value="0.016157" calcext:value-type="float">
            <text:p>0.016157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172" calcext:value-type="float">
            <text:p>317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23</text:p>
          </table:table-cell>
          <table:table-cell office:value-type="float" office:value="0.012119" calcext:value-type="float">
            <text:p>0.012119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2798" calcext:value-type="float">
            <text:p>27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24</text:p>
          </table:table-cell>
          <table:table-cell office:value-type="float" office:value="0.011409" calcext:value-type="float">
            <text:p>0.011409</text:p>
          </table:table-cell>
          <table:table-cell office:value-type="float" office:value="0.000159" calcext:value-type="float">
            <text:p>0.000159</text:p>
          </table:table-cell>
          <table:table-cell office:value-type="float" office:value="0" calcext:value-type="float">
            <text:p>0</text:p>
          </table:table-cell>
          <table:table-cell office:value-type="float" office:value="3005" calcext:value-type="float">
            <text:p>300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25</text:p>
          </table:table-cell>
          <table:table-cell office:value-type="float" office:value="0.014975" calcext:value-type="float">
            <text:p>0.014975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" calcext:value-type="float">
            <text:p>0</text:p>
          </table:table-cell>
          <table:table-cell office:value-type="float" office:value="3903" calcext:value-type="float">
            <text:p>390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26</text:p>
          </table:table-cell>
          <table:table-cell office:value-type="float" office:value="0.012867" calcext:value-type="float">
            <text:p>0.012867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3004" calcext:value-type="float">
            <text:p>300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27</text:p>
          </table:table-cell>
          <table:table-cell office:value-type="float" office:value="0.012887" calcext:value-type="float">
            <text:p>0.012887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3154" calcext:value-type="float">
            <text:p>315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28</text:p>
          </table:table-cell>
          <table:table-cell office:value-type="float" office:value="0.012386" calcext:value-type="float">
            <text:p>0.012386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427" calcext:value-type="float">
            <text:p>342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29</text:p>
          </table:table-cell>
          <table:table-cell office:value-type="float" office:value="0.015788" calcext:value-type="float">
            <text:p>0.015788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" calcext:value-type="float">
            <text:p>0</text:p>
          </table:table-cell>
          <table:table-cell office:value-type="float" office:value="3257" calcext:value-type="float">
            <text:p>325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30</text:p>
          </table:table-cell>
          <table:table-cell office:value-type="float" office:value="0.017417" calcext:value-type="float">
            <text:p>0.017417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033" calcext:value-type="float">
            <text:p>303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31</text:p>
          </table:table-cell>
          <table:table-cell office:value-type="float" office:value="0.011823" calcext:value-type="float">
            <text:p>0.011823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2990" calcext:value-type="float">
            <text:p>299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32</text:p>
          </table:table-cell>
          <table:table-cell office:value-type="float" office:value="0.014091" calcext:value-type="float">
            <text:p>0.01409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3346" calcext:value-type="float">
            <text:p>334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33</text:p>
          </table:table-cell>
          <table:table-cell office:value-type="float" office:value="0.013163" calcext:value-type="float">
            <text:p>0.013163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" calcext:value-type="float">
            <text:p>0</text:p>
          </table:table-cell>
          <table:table-cell office:value-type="float" office:value="3009" calcext:value-type="float">
            <text:p>300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34</text:p>
          </table:table-cell>
          <table:table-cell office:value-type="float" office:value="0.015353" calcext:value-type="float">
            <text:p>0.015353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2984" calcext:value-type="float">
            <text:p>298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35</text:p>
          </table:table-cell>
          <table:table-cell office:value-type="float" office:value="0.013009" calcext:value-type="float">
            <text:p>0.013009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3041" calcext:value-type="float">
            <text:p>30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36</text:p>
          </table:table-cell>
          <table:table-cell office:value-type="float" office:value="0.011209" calcext:value-type="float">
            <text:p>0.011209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" calcext:value-type="float">
            <text:p>0</text:p>
          </table:table-cell>
          <table:table-cell office:value-type="float" office:value="3423" calcext:value-type="float">
            <text:p>34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37</text:p>
          </table:table-cell>
          <table:table-cell office:value-type="float" office:value="0.012388" calcext:value-type="float">
            <text:p>0.012388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3211" calcext:value-type="float">
            <text:p>321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38</text:p>
          </table:table-cell>
          <table:table-cell office:value-type="float" office:value="0.016857" calcext:value-type="float">
            <text:p>0.016857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2984" calcext:value-type="float">
            <text:p>298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39</text:p>
          </table:table-cell>
          <table:table-cell office:value-type="float" office:value="0.012708" calcext:value-type="float">
            <text:p>0.012708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" calcext:value-type="float">
            <text:p>0</text:p>
          </table:table-cell>
          <table:table-cell office:value-type="float" office:value="2994" calcext:value-type="float">
            <text:p>299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40</text:p>
          </table:table-cell>
          <table:table-cell office:value-type="float" office:value="0.014647" calcext:value-type="float">
            <text:p>0.014647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" calcext:value-type="float">
            <text:p>0</text:p>
          </table:table-cell>
          <table:table-cell office:value-type="float" office:value="3289" calcext:value-type="float">
            <text:p>328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41</text:p>
          </table:table-cell>
          <table:table-cell office:value-type="float" office:value="0.012967" calcext:value-type="float">
            <text:p>0.012967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" calcext:value-type="float">
            <text:p>0</text:p>
          </table:table-cell>
          <table:table-cell office:value-type="float" office:value="3029" calcext:value-type="float">
            <text:p>302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42</text:p>
          </table:table-cell>
          <table:table-cell office:value-type="float" office:value="0.011595" calcext:value-type="float">
            <text:p>0.011595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" calcext:value-type="float">
            <text:p>0</text:p>
          </table:table-cell>
          <table:table-cell office:value-type="float" office:value="3734" calcext:value-type="float">
            <text:p>373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43</text:p>
          </table:table-cell>
          <table:table-cell office:value-type="float" office:value="0.015175" calcext:value-type="float">
            <text:p>0.015175</text:p>
          </table:table-cell>
          <table:table-cell office:value-type="float" office:value="0.000165" calcext:value-type="float">
            <text:p>0.000165</text:p>
          </table:table-cell>
          <table:table-cell office:value-type="float" office:value="0" calcext:value-type="float">
            <text:p>0</text:p>
          </table:table-cell>
          <table:table-cell office:value-type="float" office:value="2898" calcext:value-type="float">
            <text:p>289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44</text:p>
          </table:table-cell>
          <table:table-cell office:value-type="float" office:value="0.013793" calcext:value-type="float">
            <text:p>0.013793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874" calcext:value-type="float">
            <text:p>287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45</text:p>
          </table:table-cell>
          <table:table-cell office:value-type="float" office:value="0.015453" calcext:value-type="float">
            <text:p>0.01545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2897" calcext:value-type="float">
            <text:p>289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46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" calcext:value-type="float">
            <text:p>0</text:p>
          </table:table-cell>
          <table:table-cell office:value-type="float" office:value="3214" calcext:value-type="float">
            <text:p>3214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45:47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1:49:02.657105238</dc:date>
    <meta:editing-duration>PT1M1S</meta:editing-duration>
    <meta:editing-cycles>1</meta:editing-cycles>
    <meta:document-statistic meta:table-count="1" meta:cell-count="714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337cm" style:legend-expansion="high" chart:style-name="ch2"/>
        <chart:plot-area chart:style-name="ch3" table:cell-range-address="test264.C1:test264.G102" chart:data-source-has-labels="row" svg:x="0.32cm" svg:y="0.18cm" svg:width="12.726cm" svg:height="8.64cm">
          <chartooo:coordinate-region svg:x="1.312cm" svg:y="0.301cm" svg:width="11.671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4.C2:test264.C102" chart:label-cell-address="test264.C1:test264.C1" chart:class="chart:bar">
            <chart:data-point chart:repeated="101"/>
          </chart:series>
          <chart:series chart:style-name="ch8" chart:values-cell-range-address="test264.D2:test264.D102" chart:label-cell-address="test264.D1:test264.D1" chart:class="chart:bar">
            <chart:data-point chart:repeated="101"/>
          </chart:series>
          <chart:series chart:style-name="ch9" chart:values-cell-range-address="test264.E2:test264.E102" chart:label-cell-address="test264.E1:test264.E1" chart:class="chart:bar">
            <chart:data-point chart:repeated="101"/>
          </chart:series>
          <chart:series chart:style-name="ch10" chart:values-cell-range-address="test264.F2:test264.F102" chart:label-cell-address="test264.F1:test264.F1" chart:class="chart:bar">
            <chart:data-point chart:repeated="101"/>
          </chart:series>
          <chart:series chart:style-name="ch11" chart:values-cell-range-address="test264.G2:test264.G102" chart:label-cell-address="test264.G1:test264.G1" chart:class="chart:ba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64.C1:test264.C1</svg:desc>
                </draw:g>
              </table:table-cell>
              <table:table-cell office:value-type="string">
                <text:p>xfertime</text:p>
                <draw:g>
                  <svg:desc>test264.D1:test264.D1</svg:desc>
                </draw:g>
              </table:table-cell>
              <table:table-cell office:value-type="string">
                <text:p>thinktime</text:p>
                <draw:g>
                  <svg:desc>test264.E1:test264.E1</svg:desc>
                </draw:g>
              </table:table-cell>
              <table:table-cell office:value-type="string">
                <text:p>bytes</text:p>
                <draw:g>
                  <svg:desc>test264.F1:test264.F1</svg:desc>
                </draw:g>
              </table:table-cell>
              <table:table-cell office:value-type="string">
                <text:p>transactions</text:p>
                <draw:g>
                  <svg:desc>test264.G1:test264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084">
                <text:p>0.002084</text:p>
                <draw:g>
                  <svg:desc>test264.C2:test264.C102</svg:desc>
                </draw:g>
              </table:table-cell>
              <table:table-cell office:value-type="float" office:value="0.000133">
                <text:p>0.000133</text:p>
                <draw:g>
                  <svg:desc>test264.D2:test264.D102</svg:desc>
                </draw:g>
              </table:table-cell>
              <table:table-cell office:value-type="float" office:value="0">
                <text:p>0</text:p>
                <draw:g>
                  <svg:desc>test264.E2:test264.E102</svg:desc>
                </draw:g>
              </table:table-cell>
              <table:table-cell office:value-type="float" office:value="3211">
                <text:p>3211</text:p>
                <draw:g>
                  <svg:desc>test264.F2:test264.F102</svg:desc>
                </draw:g>
              </table:table-cell>
              <table:table-cell office:value-type="float" office:value="159">
                <text:p>159</text:p>
                <draw:g>
                  <svg:desc>test264.G2:test264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11">
                <text:p>0.001611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2703">
                <text:p>27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37">
                <text:p>0.001537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141">
                <text:p>31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471">
                <text:p>0.001471</text:p>
              </table:table-cell>
              <table:table-cell office:value-type="float" office:value="0.000097">
                <text:p>0.000097</text:p>
              </table:table-cell>
              <table:table-cell office:value-type="float" office:value="0">
                <text:p>0</text:p>
              </table:table-cell>
              <table:table-cell office:value-type="float" office:value="2904">
                <text:p>29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411">
                <text:p>0.001411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2808">
                <text:p>28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589">
                <text:p>0.004589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2907">
                <text:p>29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346">
                <text:p>0.001346</text:p>
              </table:table-cell>
              <table:table-cell office:value-type="float" office:value="0.000109">
                <text:p>0.000109</text:p>
              </table:table-cell>
              <table:table-cell office:value-type="float" office:value="0">
                <text:p>0</text:p>
              </table:table-cell>
              <table:table-cell office:value-type="float" office:value="3477">
                <text:p>347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349">
                <text:p>0.002349</text:p>
              </table:table-cell>
              <table:table-cell office:value-type="float" office:value="0.000139">
                <text:p>0.000139</text:p>
              </table:table-cell>
              <table:table-cell office:value-type="float" office:value="0">
                <text:p>0</text:p>
              </table:table-cell>
              <table:table-cell office:value-type="float" office:value="3168">
                <text:p>316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545">
                <text:p>0.001545</text:p>
              </table:table-cell>
              <table:table-cell office:value-type="float" office:value="0.000156">
                <text:p>0.000156</text:p>
              </table:table-cell>
              <table:table-cell office:value-type="float" office:value="0">
                <text:p>0</text:p>
              </table:table-cell>
              <table:table-cell office:value-type="float" office:value="3506">
                <text:p>35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379">
                <text:p>0.001379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3117">
                <text:p>31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594">
                <text:p>0.001594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495">
                <text:p>349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377">
                <text:p>0.001377</text:p>
              </table:table-cell>
              <table:table-cell office:value-type="float" office:value="0.000119">
                <text:p>0.000119</text:p>
              </table:table-cell>
              <table:table-cell office:value-type="float" office:value="0">
                <text:p>0</text:p>
              </table:table-cell>
              <table:table-cell office:value-type="float" office:value="3431">
                <text:p>34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395">
                <text:p>0.001395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3070">
                <text:p>30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579">
                <text:p>0.001579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  <table:table-cell office:value-type="float" office:value="3244">
                <text:p>32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521">
                <text:p>0.001521</text:p>
              </table:table-cell>
              <table:table-cell office:value-type="float" office:value="0.000113">
                <text:p>0.000113</text:p>
              </table:table-cell>
              <table:table-cell office:value-type="float" office:value="0">
                <text:p>0</text:p>
              </table:table-cell>
              <table:table-cell office:value-type="float" office:value="3283">
                <text:p>328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527">
                <text:p>0.001527</text:p>
              </table:table-cell>
              <table:table-cell office:value-type="float" office:value="0.000125">
                <text:p>0.000125</text:p>
              </table:table-cell>
              <table:table-cell office:value-type="float" office:value="0">
                <text:p>0</text:p>
              </table:table-cell>
              <table:table-cell office:value-type="float" office:value="3168">
                <text:p>316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215">
                <text:p>0.001215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3150">
                <text:p>31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578">
                <text:p>0.001578</text:p>
              </table:table-cell>
              <table:table-cell office:value-type="float" office:value="0.00015">
                <text:p>0.00015</text:p>
              </table:table-cell>
              <table:table-cell office:value-type="float" office:value="0">
                <text:p>0</text:p>
              </table:table-cell>
              <table:table-cell office:value-type="float" office:value="3243">
                <text:p>32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16">
                <text:p>0.00116</text:p>
              </table:table-cell>
              <table:table-cell office:value-type="float" office:value="0.000123">
                <text:p>0.000123</text:p>
              </table:table-cell>
              <table:table-cell office:value-type="float" office:value="0">
                <text:p>0</text:p>
              </table:table-cell>
              <table:table-cell office:value-type="float" office:value="3111">
                <text:p>31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321">
                <text:p>0.001321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2672">
                <text:p>267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255">
                <text:p>0.001255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  <table:table-cell office:value-type="float" office:value="3294">
                <text:p>329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105">
                <text:p>0.001105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2956">
                <text:p>29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401">
                <text:p>0.001401</text:p>
              </table:table-cell>
              <table:table-cell office:value-type="float" office:value="0.000138">
                <text:p>0.000138</text:p>
              </table:table-cell>
              <table:table-cell office:value-type="float" office:value="0">
                <text:p>0</text:p>
              </table:table-cell>
              <table:table-cell office:value-type="float" office:value="3282">
                <text:p>328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328">
                <text:p>0.001328</text:p>
              </table:table-cell>
              <table:table-cell office:value-type="float" office:value="0.000102">
                <text:p>0.000102</text:p>
              </table:table-cell>
              <table:table-cell office:value-type="float" office:value="0">
                <text:p>0</text:p>
              </table:table-cell>
              <table:table-cell office:value-type="float" office:value="2883">
                <text:p>288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333">
                <text:p>0.001333</text:p>
              </table:table-cell>
              <table:table-cell office:value-type="float" office:value="0.000107">
                <text:p>0.000107</text:p>
              </table:table-cell>
              <table:table-cell office:value-type="float" office:value="0">
                <text:p>0</text:p>
              </table:table-cell>
              <table:table-cell office:value-type="float" office:value="3134">
                <text:p>31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228">
                <text:p>0.001228</text:p>
              </table:table-cell>
              <table:table-cell office:value-type="float" office:value="0.000118">
                <text:p>0.000118</text:p>
              </table:table-cell>
              <table:table-cell office:value-type="float" office:value="0">
                <text:p>0</text:p>
              </table:table-cell>
              <table:table-cell office:value-type="float" office:value="2905">
                <text:p>29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502">
                <text:p>0.001502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  <table:table-cell office:value-type="float" office:value="3434">
                <text:p>34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415">
                <text:p>0.001415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191">
                <text:p>319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212">
                <text:p>0.001212</text:p>
              </table:table-cell>
              <table:table-cell office:value-type="float" office:value="0.000126">
                <text:p>0.000126</text:p>
              </table:table-cell>
              <table:table-cell office:value-type="float" office:value="0">
                <text:p>0</text:p>
              </table:table-cell>
              <table:table-cell office:value-type="float" office:value="3424">
                <text:p>34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321">
                <text:p>0.001321</text:p>
              </table:table-cell>
              <table:table-cell office:value-type="float" office:value="0.000113">
                <text:p>0.000113</text:p>
              </table:table-cell>
              <table:table-cell office:value-type="float" office:value="0">
                <text:p>0</text:p>
              </table:table-cell>
              <table:table-cell office:value-type="float" office:value="2670">
                <text:p>26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253">
                <text:p>0.001253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3157">
                <text:p>31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343">
                <text:p>0.001343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3252">
                <text:p>32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61">
                <text:p>0.00161</text:p>
              </table:table-cell>
              <table:table-cell office:value-type="float" office:value="0.000141">
                <text:p>0.000141</text:p>
              </table:table-cell>
              <table:table-cell office:value-type="float" office:value="0">
                <text:p>0</text:p>
              </table:table-cell>
              <table:table-cell office:value-type="float" office:value="2963">
                <text:p>296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517">
                <text:p>0.001517</text:p>
              </table:table-cell>
              <table:table-cell office:value-type="float" office:value="0.000101">
                <text:p>0.000101</text:p>
              </table:table-cell>
              <table:table-cell office:value-type="float" office:value="0">
                <text:p>0</text:p>
              </table:table-cell>
              <table:table-cell office:value-type="float" office:value="3400">
                <text:p>34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113">
                <text:p>0.001113</text:p>
              </table:table-cell>
              <table:table-cell office:value-type="float" office:value="0.000113">
                <text:p>0.000113</text:p>
              </table:table-cell>
              <table:table-cell office:value-type="float" office:value="0">
                <text:p>0</text:p>
              </table:table-cell>
              <table:table-cell office:value-type="float" office:value="3087">
                <text:p>308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432">
                <text:p>0.002432</text:p>
              </table:table-cell>
              <table:table-cell office:value-type="float" office:value="0.000134">
                <text:p>0.000134</text:p>
              </table:table-cell>
              <table:table-cell office:value-type="float" office:value="0">
                <text:p>0</text:p>
              </table:table-cell>
              <table:table-cell office:value-type="float" office:value="3037">
                <text:p>30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239">
                <text:p>0.001239</text:p>
              </table:table-cell>
              <table:table-cell office:value-type="float" office:value="0.000134">
                <text:p>0.000134</text:p>
              </table:table-cell>
              <table:table-cell office:value-type="float" office:value="0">
                <text:p>0</text:p>
              </table:table-cell>
              <table:table-cell office:value-type="float" office:value="2806">
                <text:p>28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259">
                <text:p>0.001259</text:p>
              </table:table-cell>
              <table:table-cell office:value-type="float" office:value="0.000145">
                <text:p>0.000145</text:p>
              </table:table-cell>
              <table:table-cell office:value-type="float" office:value="0">
                <text:p>0</text:p>
              </table:table-cell>
              <table:table-cell office:value-type="float" office:value="3686">
                <text:p>368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265">
                <text:p>0.001265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365">
                <text:p>33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68">
                <text:p>0.00168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2908">
                <text:p>29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293">
                <text:p>0.001293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602">
                <text:p>36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21">
                <text:p>0.00121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006">
                <text:p>30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129">
                <text:p>0.001129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  <table:table-cell office:value-type="float" office:value="2965">
                <text:p>29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773">
                <text:p>0.002773</text:p>
              </table:table-cell>
              <table:table-cell office:value-type="float" office:value="0.00012">
                <text:p>0.00012</text:p>
              </table:table-cell>
              <table:table-cell office:value-type="float" office:value="0">
                <text:p>0</text:p>
              </table:table-cell>
              <table:table-cell office:value-type="float" office:value="2517">
                <text:p>25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232">
                <text:p>0.001232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126">
                <text:p>31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458">
                <text:p>0.001458</text:p>
              </table:table-cell>
              <table:table-cell office:value-type="float" office:value="0.000148">
                <text:p>0.000148</text:p>
              </table:table-cell>
              <table:table-cell office:value-type="float" office:value="0">
                <text:p>0</text:p>
              </table:table-cell>
              <table:table-cell office:value-type="float" office:value="3140">
                <text:p>31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276">
                <text:p>0.001276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275">
                <text:p>327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487">
                <text:p>0.001487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3598">
                <text:p>359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631">
                <text:p>0.001631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080">
                <text:p>308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15">
                <text:p>0.00115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2849">
                <text:p>28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585">
                <text:p>0.001585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474">
                <text:p>347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368">
                <text:p>0.002368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2864">
                <text:p>286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683">
                <text:p>0.001683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478">
                <text:p>347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482">
                <text:p>0.001482</text:p>
              </table:table-cell>
              <table:table-cell office:value-type="float" office:value="0.000155">
                <text:p>0.000155</text:p>
              </table:table-cell>
              <table:table-cell office:value-type="float" office:value="0">
                <text:p>0</text:p>
              </table:table-cell>
              <table:table-cell office:value-type="float" office:value="2811">
                <text:p>28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146">
                <text:p>0.002146</text:p>
              </table:table-cell>
              <table:table-cell office:value-type="float" office:value="0.000104">
                <text:p>0.000104</text:p>
              </table:table-cell>
              <table:table-cell office:value-type="float" office:value="0">
                <text:p>0</text:p>
              </table:table-cell>
              <table:table-cell office:value-type="float" office:value="3665">
                <text:p>36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816">
                <text:p>0.001816</text:p>
              </table:table-cell>
              <table:table-cell office:value-type="float" office:value="0.000164">
                <text:p>0.000164</text:p>
              </table:table-cell>
              <table:table-cell office:value-type="float" office:value="0">
                <text:p>0</text:p>
              </table:table-cell>
              <table:table-cell office:value-type="float" office:value="3009">
                <text:p>30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224">
                <text:p>0.001224</text:p>
              </table:table-cell>
              <table:table-cell office:value-type="float" office:value="0.000141">
                <text:p>0.000141</text:p>
              </table:table-cell>
              <table:table-cell office:value-type="float" office:value="0">
                <text:p>0</text:p>
              </table:table-cell>
              <table:table-cell office:value-type="float" office:value="2604">
                <text:p>26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257">
                <text:p>0.001257</text:p>
              </table:table-cell>
              <table:table-cell office:value-type="float" office:value="0.000136">
                <text:p>0.000136</text:p>
              </table:table-cell>
              <table:table-cell office:value-type="float" office:value="0">
                <text:p>0</text:p>
              </table:table-cell>
              <table:table-cell office:value-type="float" office:value="3052">
                <text:p>30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221">
                <text:p>0.001221</text:p>
              </table:table-cell>
              <table:table-cell office:value-type="float" office:value="0.000117">
                <text:p>0.000117</text:p>
              </table:table-cell>
              <table:table-cell office:value-type="float" office:value="0">
                <text:p>0</text:p>
              </table:table-cell>
              <table:table-cell office:value-type="float" office:value="2895">
                <text:p>289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377">
                <text:p>0.001377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2299">
                <text:p>22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332">
                <text:p>0.001332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2788">
                <text:p>278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316">
                <text:p>0.001316</text:p>
              </table:table-cell>
              <table:table-cell office:value-type="float" office:value="0.000124">
                <text:p>0.000124</text:p>
              </table:table-cell>
              <table:table-cell office:value-type="float" office:value="0">
                <text:p>0</text:p>
              </table:table-cell>
              <table:table-cell office:value-type="float" office:value="3212">
                <text:p>32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377">
                <text:p>0.001377</text:p>
              </table:table-cell>
              <table:table-cell office:value-type="float" office:value="0.000119">
                <text:p>0.000119</text:p>
              </table:table-cell>
              <table:table-cell office:value-type="float" office:value="0">
                <text:p>0</text:p>
              </table:table-cell>
              <table:table-cell office:value-type="float" office:value="3184">
                <text:p>31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473">
                <text:p>0.001473</text:p>
              </table:table-cell>
              <table:table-cell office:value-type="float" office:value="0.000123">
                <text:p>0.000123</text:p>
              </table:table-cell>
              <table:table-cell office:value-type="float" office:value="0">
                <text:p>0</text:p>
              </table:table-cell>
              <table:table-cell office:value-type="float" office:value="3689">
                <text:p>368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374">
                <text:p>0.001374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3579">
                <text:p>357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439">
                <text:p>0.001439</text:p>
              </table:table-cell>
              <table:table-cell office:value-type="float" office:value="0.000125">
                <text:p>0.000125</text:p>
              </table:table-cell>
              <table:table-cell office:value-type="float" office:value="0">
                <text:p>0</text:p>
              </table:table-cell>
              <table:table-cell office:value-type="float" office:value="3534">
                <text:p>35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102">
                <text:p>0.001102</text:p>
              </table:table-cell>
              <table:table-cell office:value-type="float" office:value="0.00014">
                <text:p>0.00014</text:p>
              </table:table-cell>
              <table:table-cell office:value-type="float" office:value="0">
                <text:p>0</text:p>
              </table:table-cell>
              <table:table-cell office:value-type="float" office:value="3601">
                <text:p>36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402">
                <text:p>0.001402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3060">
                <text:p>306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469">
                <text:p>0.001469</text:p>
              </table:table-cell>
              <table:table-cell office:value-type="float" office:value="0.000125">
                <text:p>0.000125</text:p>
              </table:table-cell>
              <table:table-cell office:value-type="float" office:value="0">
                <text:p>0</text:p>
              </table:table-cell>
              <table:table-cell office:value-type="float" office:value="2936">
                <text:p>29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603">
                <text:p>0.001603</text:p>
              </table:table-cell>
              <table:table-cell office:value-type="float" office:value="0.000118">
                <text:p>0.000118</text:p>
              </table:table-cell>
              <table:table-cell office:value-type="float" office:value="0">
                <text:p>0</text:p>
              </table:table-cell>
              <table:table-cell office:value-type="float" office:value="2999">
                <text:p>29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17">
                <text:p>0.00117</text:p>
              </table:table-cell>
              <table:table-cell office:value-type="float" office:value="0.000168">
                <text:p>0.000168</text:p>
              </table:table-cell>
              <table:table-cell office:value-type="float" office:value="0">
                <text:p>0</text:p>
              </table:table-cell>
              <table:table-cell office:value-type="float" office:value="2896">
                <text:p>289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252">
                <text:p>0.001252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  <table:table-cell office:value-type="float" office:value="2809">
                <text:p>28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455">
                <text:p>0.001455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3620">
                <text:p>36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566">
                <text:p>0.001566</text:p>
              </table:table-cell>
              <table:table-cell office:value-type="float" office:value="0.000119">
                <text:p>0.000119</text:p>
              </table:table-cell>
              <table:table-cell office:value-type="float" office:value="0">
                <text:p>0</text:p>
              </table:table-cell>
              <table:table-cell office:value-type="float" office:value="3429">
                <text:p>34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373">
                <text:p>0.001373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3448">
                <text:p>34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6157">
                <text:p>0.016157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3172">
                <text:p>317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119">
                <text:p>0.012119</text:p>
              </table:table-cell>
              <table:table-cell office:value-type="float" office:value="0.000148">
                <text:p>0.000148</text:p>
              </table:table-cell>
              <table:table-cell office:value-type="float" office:value="0">
                <text:p>0</text:p>
              </table:table-cell>
              <table:table-cell office:value-type="float" office:value="2798">
                <text:p>279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1409">
                <text:p>0.011409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3005">
                <text:p>30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4975">
                <text:p>0.014975</text:p>
              </table:table-cell>
              <table:table-cell office:value-type="float" office:value="0.000165">
                <text:p>0.000165</text:p>
              </table:table-cell>
              <table:table-cell office:value-type="float" office:value="0">
                <text:p>0</text:p>
              </table:table-cell>
              <table:table-cell office:value-type="float" office:value="3903">
                <text:p>39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2867">
                <text:p>0.012867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3004">
                <text:p>30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887">
                <text:p>0.012887</text:p>
              </table:table-cell>
              <table:table-cell office:value-type="float" office:value="0.00014">
                <text:p>0.00014</text:p>
              </table:table-cell>
              <table:table-cell office:value-type="float" office:value="0">
                <text:p>0</text:p>
              </table:table-cell>
              <table:table-cell office:value-type="float" office:value="3154">
                <text:p>31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386">
                <text:p>0.012386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3427">
                <text:p>34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5788">
                <text:p>0.015788</text:p>
              </table:table-cell>
              <table:table-cell office:value-type="float" office:value="0.000139">
                <text:p>0.000139</text:p>
              </table:table-cell>
              <table:table-cell office:value-type="float" office:value="0">
                <text:p>0</text:p>
              </table:table-cell>
              <table:table-cell office:value-type="float" office:value="3257">
                <text:p>32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7417">
                <text:p>0.017417</text:p>
              </table:table-cell>
              <table:table-cell office:value-type="float" office:value="0.000121">
                <text:p>0.000121</text:p>
              </table:table-cell>
              <table:table-cell office:value-type="float" office:value="0">
                <text:p>0</text:p>
              </table:table-cell>
              <table:table-cell office:value-type="float" office:value="3033">
                <text:p>30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1823">
                <text:p>0.011823</text:p>
              </table:table-cell>
              <table:table-cell office:value-type="float" office:value="0.000104">
                <text:p>0.000104</text:p>
              </table:table-cell>
              <table:table-cell office:value-type="float" office:value="0">
                <text:p>0</text:p>
              </table:table-cell>
              <table:table-cell office:value-type="float" office:value="2990">
                <text:p>299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4091">
                <text:p>0.014091</text:p>
              </table:table-cell>
              <table:table-cell office:value-type="float" office:value="0.000121">
                <text:p>0.000121</text:p>
              </table:table-cell>
              <table:table-cell office:value-type="float" office:value="0">
                <text:p>0</text:p>
              </table:table-cell>
              <table:table-cell office:value-type="float" office:value="3346">
                <text:p>33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3163">
                <text:p>0.013163</text:p>
              </table:table-cell>
              <table:table-cell office:value-type="float" office:value="0.000118">
                <text:p>0.000118</text:p>
              </table:table-cell>
              <table:table-cell office:value-type="float" office:value="0">
                <text:p>0</text:p>
              </table:table-cell>
              <table:table-cell office:value-type="float" office:value="3009">
                <text:p>30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5353">
                <text:p>0.015353</text:p>
              </table:table-cell>
              <table:table-cell office:value-type="float" office:value="0.000126">
                <text:p>0.000126</text:p>
              </table:table-cell>
              <table:table-cell office:value-type="float" office:value="0">
                <text:p>0</text:p>
              </table:table-cell>
              <table:table-cell office:value-type="float" office:value="2984">
                <text:p>29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3009">
                <text:p>0.013009</text:p>
              </table:table-cell>
              <table:table-cell office:value-type="float" office:value="0.000138">
                <text:p>0.000138</text:p>
              </table:table-cell>
              <table:table-cell office:value-type="float" office:value="0">
                <text:p>0</text:p>
              </table:table-cell>
              <table:table-cell office:value-type="float" office:value="3041">
                <text:p>30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1209">
                <text:p>0.011209</text:p>
              </table:table-cell>
              <table:table-cell office:value-type="float" office:value="0.000117">
                <text:p>0.000117</text:p>
              </table:table-cell>
              <table:table-cell office:value-type="float" office:value="0">
                <text:p>0</text:p>
              </table:table-cell>
              <table:table-cell office:value-type="float" office:value="3423">
                <text:p>34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388">
                <text:p>0.012388</text:p>
              </table:table-cell>
              <table:table-cell office:value-type="float" office:value="0.000102">
                <text:p>0.000102</text:p>
              </table:table-cell>
              <table:table-cell office:value-type="float" office:value="0">
                <text:p>0</text:p>
              </table:table-cell>
              <table:table-cell office:value-type="float" office:value="3211">
                <text:p>32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6857">
                <text:p>0.016857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2984">
                <text:p>29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2708">
                <text:p>0.012708</text:p>
              </table:table-cell>
              <table:table-cell office:value-type="float" office:value="0.000136">
                <text:p>0.000136</text:p>
              </table:table-cell>
              <table:table-cell office:value-type="float" office:value="0">
                <text:p>0</text:p>
              </table:table-cell>
              <table:table-cell office:value-type="float" office:value="2994">
                <text:p>299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647">
                <text:p>0.014647</text:p>
              </table:table-cell>
              <table:table-cell office:value-type="float" office:value="0.000109">
                <text:p>0.000109</text:p>
              </table:table-cell>
              <table:table-cell office:value-type="float" office:value="0">
                <text:p>0</text:p>
              </table:table-cell>
              <table:table-cell office:value-type="float" office:value="3289">
                <text:p>328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2967">
                <text:p>0.012967</text:p>
              </table:table-cell>
              <table:table-cell office:value-type="float" office:value="0.000161">
                <text:p>0.000161</text:p>
              </table:table-cell>
              <table:table-cell office:value-type="float" office:value="0">
                <text:p>0</text:p>
              </table:table-cell>
              <table:table-cell office:value-type="float" office:value="3029">
                <text:p>30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1595">
                <text:p>0.011595</text:p>
              </table:table-cell>
              <table:table-cell office:value-type="float" office:value="0.000195">
                <text:p>0.000195</text:p>
              </table:table-cell>
              <table:table-cell office:value-type="float" office:value="0">
                <text:p>0</text:p>
              </table:table-cell>
              <table:table-cell office:value-type="float" office:value="3734">
                <text:p>37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5175">
                <text:p>0.015175</text:p>
              </table:table-cell>
              <table:table-cell office:value-type="float" office:value="0.000165">
                <text:p>0.000165</text:p>
              </table:table-cell>
              <table:table-cell office:value-type="float" office:value="0">
                <text:p>0</text:p>
              </table:table-cell>
              <table:table-cell office:value-type="float" office:value="2898">
                <text:p>289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3793">
                <text:p>0.013793</text:p>
              </table:table-cell>
              <table:table-cell office:value-type="float" office:value="0.000123">
                <text:p>0.000123</text:p>
              </table:table-cell>
              <table:table-cell office:value-type="float" office:value="0">
                <text:p>0</text:p>
              </table:table-cell>
              <table:table-cell office:value-type="float" office:value="2874">
                <text:p>287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5453">
                <text:p>0.015453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2897">
                <text:p>289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33">
                <text:p>0.0133</text:p>
              </table:table-cell>
              <table:table-cell office:value-type="float" office:value="0.000171">
                <text:p>0.000171</text:p>
              </table:table-cell>
              <table:table-cell office:value-type="float" office:value="0">
                <text:p>0</text:p>
              </table:table-cell>
              <table:table-cell office:value-type="float" office:value="3214">
                <text:p>32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337cm" style:legend-expansion="high" chart:style-name="ch2"/>
        <chart:plot-area chart:style-name="ch3" table:cell-range-address="test264.C1:test264.G102" chart:data-source-has-labels="row" svg:x="0.32cm" svg:y="0.18cm" svg:width="12.726cm" svg:height="8.64cm">
          <chartooo:coordinate-region svg:x="1.312cm" svg:y="0.301cm" svg:width="11.671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4.C2:test264.C102" chart:label-cell-address="test264.C1:test264.C1" chart:class="chart:bar">
            <chart:data-point chart:repeated="101"/>
          </chart:series>
          <chart:series chart:style-name="ch8" chart:values-cell-range-address="test264.D2:test264.D102" chart:label-cell-address="test264.D1:test264.D1" chart:class="chart:bar">
            <chart:data-point chart:repeated="101"/>
          </chart:series>
          <chart:series chart:style-name="ch9" chart:values-cell-range-address="test264.E2:test264.E102" chart:label-cell-address="test264.E1:test264.E1" chart:class="chart:bar">
            <chart:data-point chart:repeated="101"/>
          </chart:series>
          <chart:series chart:style-name="ch10" chart:values-cell-range-address="test264.F2:test264.F102" chart:label-cell-address="test264.F1:test264.F1" chart:class="chart:bar">
            <chart:data-point chart:repeated="101"/>
          </chart:series>
          <chart:series chart:style-name="ch11" chart:values-cell-range-address="test264.G2:test264.G102" chart:label-cell-address="test264.G1:test264.G1" chart:class="chart:ba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64.C1:test264.C1</svg:desc>
                </draw:g>
              </table:table-cell>
              <table:table-cell office:value-type="string">
                <text:p>xfertime</text:p>
                <draw:g>
                  <svg:desc>test264.D1:test264.D1</svg:desc>
                </draw:g>
              </table:table-cell>
              <table:table-cell office:value-type="string">
                <text:p>thinktime</text:p>
                <draw:g>
                  <svg:desc>test264.E1:test264.E1</svg:desc>
                </draw:g>
              </table:table-cell>
              <table:table-cell office:value-type="string">
                <text:p>bytes</text:p>
                <draw:g>
                  <svg:desc>test264.F1:test264.F1</svg:desc>
                </draw:g>
              </table:table-cell>
              <table:table-cell office:value-type="string">
                <text:p>transactions</text:p>
                <draw:g>
                  <svg:desc>test264.G1:test264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084">
                <text:p>0.002084</text:p>
                <draw:g>
                  <svg:desc>test264.C2:test264.C102</svg:desc>
                </draw:g>
              </table:table-cell>
              <table:table-cell office:value-type="float" office:value="0.000133">
                <text:p>0.000133</text:p>
                <draw:g>
                  <svg:desc>test264.D2:test264.D102</svg:desc>
                </draw:g>
              </table:table-cell>
              <table:table-cell office:value-type="float" office:value="0">
                <text:p>0</text:p>
                <draw:g>
                  <svg:desc>test264.E2:test264.E102</svg:desc>
                </draw:g>
              </table:table-cell>
              <table:table-cell office:value-type="float" office:value="3211">
                <text:p>3211</text:p>
                <draw:g>
                  <svg:desc>test264.F2:test264.F102</svg:desc>
                </draw:g>
              </table:table-cell>
              <table:table-cell office:value-type="float" office:value="159">
                <text:p>159</text:p>
                <draw:g>
                  <svg:desc>test264.G2:test264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11">
                <text:p>0.001611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2703">
                <text:p>27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37">
                <text:p>0.001537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141">
                <text:p>31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471">
                <text:p>0.001471</text:p>
              </table:table-cell>
              <table:table-cell office:value-type="float" office:value="0.000097">
                <text:p>0.000097</text:p>
              </table:table-cell>
              <table:table-cell office:value-type="float" office:value="0">
                <text:p>0</text:p>
              </table:table-cell>
              <table:table-cell office:value-type="float" office:value="2904">
                <text:p>29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411">
                <text:p>0.001411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2808">
                <text:p>28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589">
                <text:p>0.004589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2907">
                <text:p>29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346">
                <text:p>0.001346</text:p>
              </table:table-cell>
              <table:table-cell office:value-type="float" office:value="0.000109">
                <text:p>0.000109</text:p>
              </table:table-cell>
              <table:table-cell office:value-type="float" office:value="0">
                <text:p>0</text:p>
              </table:table-cell>
              <table:table-cell office:value-type="float" office:value="3477">
                <text:p>347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349">
                <text:p>0.002349</text:p>
              </table:table-cell>
              <table:table-cell office:value-type="float" office:value="0.000139">
                <text:p>0.000139</text:p>
              </table:table-cell>
              <table:table-cell office:value-type="float" office:value="0">
                <text:p>0</text:p>
              </table:table-cell>
              <table:table-cell office:value-type="float" office:value="3168">
                <text:p>316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545">
                <text:p>0.001545</text:p>
              </table:table-cell>
              <table:table-cell office:value-type="float" office:value="0.000156">
                <text:p>0.000156</text:p>
              </table:table-cell>
              <table:table-cell office:value-type="float" office:value="0">
                <text:p>0</text:p>
              </table:table-cell>
              <table:table-cell office:value-type="float" office:value="3506">
                <text:p>35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379">
                <text:p>0.001379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3117">
                <text:p>31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594">
                <text:p>0.001594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495">
                <text:p>349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377">
                <text:p>0.001377</text:p>
              </table:table-cell>
              <table:table-cell office:value-type="float" office:value="0.000119">
                <text:p>0.000119</text:p>
              </table:table-cell>
              <table:table-cell office:value-type="float" office:value="0">
                <text:p>0</text:p>
              </table:table-cell>
              <table:table-cell office:value-type="float" office:value="3431">
                <text:p>34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395">
                <text:p>0.001395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3070">
                <text:p>30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579">
                <text:p>0.001579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  <table:table-cell office:value-type="float" office:value="3244">
                <text:p>32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521">
                <text:p>0.001521</text:p>
              </table:table-cell>
              <table:table-cell office:value-type="float" office:value="0.000113">
                <text:p>0.000113</text:p>
              </table:table-cell>
              <table:table-cell office:value-type="float" office:value="0">
                <text:p>0</text:p>
              </table:table-cell>
              <table:table-cell office:value-type="float" office:value="3283">
                <text:p>328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527">
                <text:p>0.001527</text:p>
              </table:table-cell>
              <table:table-cell office:value-type="float" office:value="0.000125">
                <text:p>0.000125</text:p>
              </table:table-cell>
              <table:table-cell office:value-type="float" office:value="0">
                <text:p>0</text:p>
              </table:table-cell>
              <table:table-cell office:value-type="float" office:value="3168">
                <text:p>316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215">
                <text:p>0.001215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3150">
                <text:p>31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578">
                <text:p>0.001578</text:p>
              </table:table-cell>
              <table:table-cell office:value-type="float" office:value="0.00015">
                <text:p>0.00015</text:p>
              </table:table-cell>
              <table:table-cell office:value-type="float" office:value="0">
                <text:p>0</text:p>
              </table:table-cell>
              <table:table-cell office:value-type="float" office:value="3243">
                <text:p>32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16">
                <text:p>0.00116</text:p>
              </table:table-cell>
              <table:table-cell office:value-type="float" office:value="0.000123">
                <text:p>0.000123</text:p>
              </table:table-cell>
              <table:table-cell office:value-type="float" office:value="0">
                <text:p>0</text:p>
              </table:table-cell>
              <table:table-cell office:value-type="float" office:value="3111">
                <text:p>31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321">
                <text:p>0.001321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2672">
                <text:p>267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255">
                <text:p>0.001255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  <table:table-cell office:value-type="float" office:value="3294">
                <text:p>329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105">
                <text:p>0.001105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2956">
                <text:p>29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401">
                <text:p>0.001401</text:p>
              </table:table-cell>
              <table:table-cell office:value-type="float" office:value="0.000138">
                <text:p>0.000138</text:p>
              </table:table-cell>
              <table:table-cell office:value-type="float" office:value="0">
                <text:p>0</text:p>
              </table:table-cell>
              <table:table-cell office:value-type="float" office:value="3282">
                <text:p>328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328">
                <text:p>0.001328</text:p>
              </table:table-cell>
              <table:table-cell office:value-type="float" office:value="0.000102">
                <text:p>0.000102</text:p>
              </table:table-cell>
              <table:table-cell office:value-type="float" office:value="0">
                <text:p>0</text:p>
              </table:table-cell>
              <table:table-cell office:value-type="float" office:value="2883">
                <text:p>288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333">
                <text:p>0.001333</text:p>
              </table:table-cell>
              <table:table-cell office:value-type="float" office:value="0.000107">
                <text:p>0.000107</text:p>
              </table:table-cell>
              <table:table-cell office:value-type="float" office:value="0">
                <text:p>0</text:p>
              </table:table-cell>
              <table:table-cell office:value-type="float" office:value="3134">
                <text:p>31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228">
                <text:p>0.001228</text:p>
              </table:table-cell>
              <table:table-cell office:value-type="float" office:value="0.000118">
                <text:p>0.000118</text:p>
              </table:table-cell>
              <table:table-cell office:value-type="float" office:value="0">
                <text:p>0</text:p>
              </table:table-cell>
              <table:table-cell office:value-type="float" office:value="2905">
                <text:p>29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502">
                <text:p>0.001502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  <table:table-cell office:value-type="float" office:value="3434">
                <text:p>34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415">
                <text:p>0.001415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191">
                <text:p>319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212">
                <text:p>0.001212</text:p>
              </table:table-cell>
              <table:table-cell office:value-type="float" office:value="0.000126">
                <text:p>0.000126</text:p>
              </table:table-cell>
              <table:table-cell office:value-type="float" office:value="0">
                <text:p>0</text:p>
              </table:table-cell>
              <table:table-cell office:value-type="float" office:value="3424">
                <text:p>34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321">
                <text:p>0.001321</text:p>
              </table:table-cell>
              <table:table-cell office:value-type="float" office:value="0.000113">
                <text:p>0.000113</text:p>
              </table:table-cell>
              <table:table-cell office:value-type="float" office:value="0">
                <text:p>0</text:p>
              </table:table-cell>
              <table:table-cell office:value-type="float" office:value="2670">
                <text:p>26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253">
                <text:p>0.001253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3157">
                <text:p>31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343">
                <text:p>0.001343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3252">
                <text:p>32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61">
                <text:p>0.00161</text:p>
              </table:table-cell>
              <table:table-cell office:value-type="float" office:value="0.000141">
                <text:p>0.000141</text:p>
              </table:table-cell>
              <table:table-cell office:value-type="float" office:value="0">
                <text:p>0</text:p>
              </table:table-cell>
              <table:table-cell office:value-type="float" office:value="2963">
                <text:p>296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517">
                <text:p>0.001517</text:p>
              </table:table-cell>
              <table:table-cell office:value-type="float" office:value="0.000101">
                <text:p>0.000101</text:p>
              </table:table-cell>
              <table:table-cell office:value-type="float" office:value="0">
                <text:p>0</text:p>
              </table:table-cell>
              <table:table-cell office:value-type="float" office:value="3400">
                <text:p>34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113">
                <text:p>0.001113</text:p>
              </table:table-cell>
              <table:table-cell office:value-type="float" office:value="0.000113">
                <text:p>0.000113</text:p>
              </table:table-cell>
              <table:table-cell office:value-type="float" office:value="0">
                <text:p>0</text:p>
              </table:table-cell>
              <table:table-cell office:value-type="float" office:value="3087">
                <text:p>308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432">
                <text:p>0.002432</text:p>
              </table:table-cell>
              <table:table-cell office:value-type="float" office:value="0.000134">
                <text:p>0.000134</text:p>
              </table:table-cell>
              <table:table-cell office:value-type="float" office:value="0">
                <text:p>0</text:p>
              </table:table-cell>
              <table:table-cell office:value-type="float" office:value="3037">
                <text:p>30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239">
                <text:p>0.001239</text:p>
              </table:table-cell>
              <table:table-cell office:value-type="float" office:value="0.000134">
                <text:p>0.000134</text:p>
              </table:table-cell>
              <table:table-cell office:value-type="float" office:value="0">
                <text:p>0</text:p>
              </table:table-cell>
              <table:table-cell office:value-type="float" office:value="2806">
                <text:p>28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259">
                <text:p>0.001259</text:p>
              </table:table-cell>
              <table:table-cell office:value-type="float" office:value="0.000145">
                <text:p>0.000145</text:p>
              </table:table-cell>
              <table:table-cell office:value-type="float" office:value="0">
                <text:p>0</text:p>
              </table:table-cell>
              <table:table-cell office:value-type="float" office:value="3686">
                <text:p>368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265">
                <text:p>0.001265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365">
                <text:p>33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68">
                <text:p>0.00168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2908">
                <text:p>29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293">
                <text:p>0.001293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602">
                <text:p>36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21">
                <text:p>0.00121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006">
                <text:p>30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129">
                <text:p>0.001129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  <table:table-cell office:value-type="float" office:value="2965">
                <text:p>29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773">
                <text:p>0.002773</text:p>
              </table:table-cell>
              <table:table-cell office:value-type="float" office:value="0.00012">
                <text:p>0.00012</text:p>
              </table:table-cell>
              <table:table-cell office:value-type="float" office:value="0">
                <text:p>0</text:p>
              </table:table-cell>
              <table:table-cell office:value-type="float" office:value="2517">
                <text:p>25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232">
                <text:p>0.001232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126">
                <text:p>31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458">
                <text:p>0.001458</text:p>
              </table:table-cell>
              <table:table-cell office:value-type="float" office:value="0.000148">
                <text:p>0.000148</text:p>
              </table:table-cell>
              <table:table-cell office:value-type="float" office:value="0">
                <text:p>0</text:p>
              </table:table-cell>
              <table:table-cell office:value-type="float" office:value="3140">
                <text:p>31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276">
                <text:p>0.001276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275">
                <text:p>327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487">
                <text:p>0.001487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3598">
                <text:p>359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631">
                <text:p>0.001631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080">
                <text:p>308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15">
                <text:p>0.00115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2849">
                <text:p>28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585">
                <text:p>0.001585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474">
                <text:p>347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368">
                <text:p>0.002368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2864">
                <text:p>286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683">
                <text:p>0.001683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478">
                <text:p>347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482">
                <text:p>0.001482</text:p>
              </table:table-cell>
              <table:table-cell office:value-type="float" office:value="0.000155">
                <text:p>0.000155</text:p>
              </table:table-cell>
              <table:table-cell office:value-type="float" office:value="0">
                <text:p>0</text:p>
              </table:table-cell>
              <table:table-cell office:value-type="float" office:value="2811">
                <text:p>28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146">
                <text:p>0.002146</text:p>
              </table:table-cell>
              <table:table-cell office:value-type="float" office:value="0.000104">
                <text:p>0.000104</text:p>
              </table:table-cell>
              <table:table-cell office:value-type="float" office:value="0">
                <text:p>0</text:p>
              </table:table-cell>
              <table:table-cell office:value-type="float" office:value="3665">
                <text:p>36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816">
                <text:p>0.001816</text:p>
              </table:table-cell>
              <table:table-cell office:value-type="float" office:value="0.000164">
                <text:p>0.000164</text:p>
              </table:table-cell>
              <table:table-cell office:value-type="float" office:value="0">
                <text:p>0</text:p>
              </table:table-cell>
              <table:table-cell office:value-type="float" office:value="3009">
                <text:p>30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224">
                <text:p>0.001224</text:p>
              </table:table-cell>
              <table:table-cell office:value-type="float" office:value="0.000141">
                <text:p>0.000141</text:p>
              </table:table-cell>
              <table:table-cell office:value-type="float" office:value="0">
                <text:p>0</text:p>
              </table:table-cell>
              <table:table-cell office:value-type="float" office:value="2604">
                <text:p>26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257">
                <text:p>0.001257</text:p>
              </table:table-cell>
              <table:table-cell office:value-type="float" office:value="0.000136">
                <text:p>0.000136</text:p>
              </table:table-cell>
              <table:table-cell office:value-type="float" office:value="0">
                <text:p>0</text:p>
              </table:table-cell>
              <table:table-cell office:value-type="float" office:value="3052">
                <text:p>30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221">
                <text:p>0.001221</text:p>
              </table:table-cell>
              <table:table-cell office:value-type="float" office:value="0.000117">
                <text:p>0.000117</text:p>
              </table:table-cell>
              <table:table-cell office:value-type="float" office:value="0">
                <text:p>0</text:p>
              </table:table-cell>
              <table:table-cell office:value-type="float" office:value="2895">
                <text:p>289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377">
                <text:p>0.001377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2299">
                <text:p>22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332">
                <text:p>0.001332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2788">
                <text:p>278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316">
                <text:p>0.001316</text:p>
              </table:table-cell>
              <table:table-cell office:value-type="float" office:value="0.000124">
                <text:p>0.000124</text:p>
              </table:table-cell>
              <table:table-cell office:value-type="float" office:value="0">
                <text:p>0</text:p>
              </table:table-cell>
              <table:table-cell office:value-type="float" office:value="3212">
                <text:p>32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377">
                <text:p>0.001377</text:p>
              </table:table-cell>
              <table:table-cell office:value-type="float" office:value="0.000119">
                <text:p>0.000119</text:p>
              </table:table-cell>
              <table:table-cell office:value-type="float" office:value="0">
                <text:p>0</text:p>
              </table:table-cell>
              <table:table-cell office:value-type="float" office:value="3184">
                <text:p>31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473">
                <text:p>0.001473</text:p>
              </table:table-cell>
              <table:table-cell office:value-type="float" office:value="0.000123">
                <text:p>0.000123</text:p>
              </table:table-cell>
              <table:table-cell office:value-type="float" office:value="0">
                <text:p>0</text:p>
              </table:table-cell>
              <table:table-cell office:value-type="float" office:value="3689">
                <text:p>368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374">
                <text:p>0.001374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3579">
                <text:p>357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439">
                <text:p>0.001439</text:p>
              </table:table-cell>
              <table:table-cell office:value-type="float" office:value="0.000125">
                <text:p>0.000125</text:p>
              </table:table-cell>
              <table:table-cell office:value-type="float" office:value="0">
                <text:p>0</text:p>
              </table:table-cell>
              <table:table-cell office:value-type="float" office:value="3534">
                <text:p>35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102">
                <text:p>0.001102</text:p>
              </table:table-cell>
              <table:table-cell office:value-type="float" office:value="0.00014">
                <text:p>0.00014</text:p>
              </table:table-cell>
              <table:table-cell office:value-type="float" office:value="0">
                <text:p>0</text:p>
              </table:table-cell>
              <table:table-cell office:value-type="float" office:value="3601">
                <text:p>36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402">
                <text:p>0.001402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3060">
                <text:p>306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469">
                <text:p>0.001469</text:p>
              </table:table-cell>
              <table:table-cell office:value-type="float" office:value="0.000125">
                <text:p>0.000125</text:p>
              </table:table-cell>
              <table:table-cell office:value-type="float" office:value="0">
                <text:p>0</text:p>
              </table:table-cell>
              <table:table-cell office:value-type="float" office:value="2936">
                <text:p>29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603">
                <text:p>0.001603</text:p>
              </table:table-cell>
              <table:table-cell office:value-type="float" office:value="0.000118">
                <text:p>0.000118</text:p>
              </table:table-cell>
              <table:table-cell office:value-type="float" office:value="0">
                <text:p>0</text:p>
              </table:table-cell>
              <table:table-cell office:value-type="float" office:value="2999">
                <text:p>29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17">
                <text:p>0.00117</text:p>
              </table:table-cell>
              <table:table-cell office:value-type="float" office:value="0.000168">
                <text:p>0.000168</text:p>
              </table:table-cell>
              <table:table-cell office:value-type="float" office:value="0">
                <text:p>0</text:p>
              </table:table-cell>
              <table:table-cell office:value-type="float" office:value="2896">
                <text:p>289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252">
                <text:p>0.001252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  <table:table-cell office:value-type="float" office:value="2809">
                <text:p>28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455">
                <text:p>0.001455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3620">
                <text:p>36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566">
                <text:p>0.001566</text:p>
              </table:table-cell>
              <table:table-cell office:value-type="float" office:value="0.000119">
                <text:p>0.000119</text:p>
              </table:table-cell>
              <table:table-cell office:value-type="float" office:value="0">
                <text:p>0</text:p>
              </table:table-cell>
              <table:table-cell office:value-type="float" office:value="3429">
                <text:p>34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373">
                <text:p>0.001373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3448">
                <text:p>34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6157">
                <text:p>0.016157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3172">
                <text:p>317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119">
                <text:p>0.012119</text:p>
              </table:table-cell>
              <table:table-cell office:value-type="float" office:value="0.000148">
                <text:p>0.000148</text:p>
              </table:table-cell>
              <table:table-cell office:value-type="float" office:value="0">
                <text:p>0</text:p>
              </table:table-cell>
              <table:table-cell office:value-type="float" office:value="2798">
                <text:p>279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1409">
                <text:p>0.011409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3005">
                <text:p>30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4975">
                <text:p>0.014975</text:p>
              </table:table-cell>
              <table:table-cell office:value-type="float" office:value="0.000165">
                <text:p>0.000165</text:p>
              </table:table-cell>
              <table:table-cell office:value-type="float" office:value="0">
                <text:p>0</text:p>
              </table:table-cell>
              <table:table-cell office:value-type="float" office:value="3903">
                <text:p>39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2867">
                <text:p>0.012867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3004">
                <text:p>30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887">
                <text:p>0.012887</text:p>
              </table:table-cell>
              <table:table-cell office:value-type="float" office:value="0.00014">
                <text:p>0.00014</text:p>
              </table:table-cell>
              <table:table-cell office:value-type="float" office:value="0">
                <text:p>0</text:p>
              </table:table-cell>
              <table:table-cell office:value-type="float" office:value="3154">
                <text:p>31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386">
                <text:p>0.012386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3427">
                <text:p>34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5788">
                <text:p>0.015788</text:p>
              </table:table-cell>
              <table:table-cell office:value-type="float" office:value="0.000139">
                <text:p>0.000139</text:p>
              </table:table-cell>
              <table:table-cell office:value-type="float" office:value="0">
                <text:p>0</text:p>
              </table:table-cell>
              <table:table-cell office:value-type="float" office:value="3257">
                <text:p>32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7417">
                <text:p>0.017417</text:p>
              </table:table-cell>
              <table:table-cell office:value-type="float" office:value="0.000121">
                <text:p>0.000121</text:p>
              </table:table-cell>
              <table:table-cell office:value-type="float" office:value="0">
                <text:p>0</text:p>
              </table:table-cell>
              <table:table-cell office:value-type="float" office:value="3033">
                <text:p>30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1823">
                <text:p>0.011823</text:p>
              </table:table-cell>
              <table:table-cell office:value-type="float" office:value="0.000104">
                <text:p>0.000104</text:p>
              </table:table-cell>
              <table:table-cell office:value-type="float" office:value="0">
                <text:p>0</text:p>
              </table:table-cell>
              <table:table-cell office:value-type="float" office:value="2990">
                <text:p>299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4091">
                <text:p>0.014091</text:p>
              </table:table-cell>
              <table:table-cell office:value-type="float" office:value="0.000121">
                <text:p>0.000121</text:p>
              </table:table-cell>
              <table:table-cell office:value-type="float" office:value="0">
                <text:p>0</text:p>
              </table:table-cell>
              <table:table-cell office:value-type="float" office:value="3346">
                <text:p>33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3163">
                <text:p>0.013163</text:p>
              </table:table-cell>
              <table:table-cell office:value-type="float" office:value="0.000118">
                <text:p>0.000118</text:p>
              </table:table-cell>
              <table:table-cell office:value-type="float" office:value="0">
                <text:p>0</text:p>
              </table:table-cell>
              <table:table-cell office:value-type="float" office:value="3009">
                <text:p>30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5353">
                <text:p>0.015353</text:p>
              </table:table-cell>
              <table:table-cell office:value-type="float" office:value="0.000126">
                <text:p>0.000126</text:p>
              </table:table-cell>
              <table:table-cell office:value-type="float" office:value="0">
                <text:p>0</text:p>
              </table:table-cell>
              <table:table-cell office:value-type="float" office:value="2984">
                <text:p>29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3009">
                <text:p>0.013009</text:p>
              </table:table-cell>
              <table:table-cell office:value-type="float" office:value="0.000138">
                <text:p>0.000138</text:p>
              </table:table-cell>
              <table:table-cell office:value-type="float" office:value="0">
                <text:p>0</text:p>
              </table:table-cell>
              <table:table-cell office:value-type="float" office:value="3041">
                <text:p>30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1209">
                <text:p>0.011209</text:p>
              </table:table-cell>
              <table:table-cell office:value-type="float" office:value="0.000117">
                <text:p>0.000117</text:p>
              </table:table-cell>
              <table:table-cell office:value-type="float" office:value="0">
                <text:p>0</text:p>
              </table:table-cell>
              <table:table-cell office:value-type="float" office:value="3423">
                <text:p>34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388">
                <text:p>0.012388</text:p>
              </table:table-cell>
              <table:table-cell office:value-type="float" office:value="0.000102">
                <text:p>0.000102</text:p>
              </table:table-cell>
              <table:table-cell office:value-type="float" office:value="0">
                <text:p>0</text:p>
              </table:table-cell>
              <table:table-cell office:value-type="float" office:value="3211">
                <text:p>32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6857">
                <text:p>0.016857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2984">
                <text:p>29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2708">
                <text:p>0.012708</text:p>
              </table:table-cell>
              <table:table-cell office:value-type="float" office:value="0.000136">
                <text:p>0.000136</text:p>
              </table:table-cell>
              <table:table-cell office:value-type="float" office:value="0">
                <text:p>0</text:p>
              </table:table-cell>
              <table:table-cell office:value-type="float" office:value="2994">
                <text:p>299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647">
                <text:p>0.014647</text:p>
              </table:table-cell>
              <table:table-cell office:value-type="float" office:value="0.000109">
                <text:p>0.000109</text:p>
              </table:table-cell>
              <table:table-cell office:value-type="float" office:value="0">
                <text:p>0</text:p>
              </table:table-cell>
              <table:table-cell office:value-type="float" office:value="3289">
                <text:p>328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2967">
                <text:p>0.012967</text:p>
              </table:table-cell>
              <table:table-cell office:value-type="float" office:value="0.000161">
                <text:p>0.000161</text:p>
              </table:table-cell>
              <table:table-cell office:value-type="float" office:value="0">
                <text:p>0</text:p>
              </table:table-cell>
              <table:table-cell office:value-type="float" office:value="3029">
                <text:p>30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1595">
                <text:p>0.011595</text:p>
              </table:table-cell>
              <table:table-cell office:value-type="float" office:value="0.000195">
                <text:p>0.000195</text:p>
              </table:table-cell>
              <table:table-cell office:value-type="float" office:value="0">
                <text:p>0</text:p>
              </table:table-cell>
              <table:table-cell office:value-type="float" office:value="3734">
                <text:p>37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5175">
                <text:p>0.015175</text:p>
              </table:table-cell>
              <table:table-cell office:value-type="float" office:value="0.000165">
                <text:p>0.000165</text:p>
              </table:table-cell>
              <table:table-cell office:value-type="float" office:value="0">
                <text:p>0</text:p>
              </table:table-cell>
              <table:table-cell office:value-type="float" office:value="2898">
                <text:p>289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3793">
                <text:p>0.013793</text:p>
              </table:table-cell>
              <table:table-cell office:value-type="float" office:value="0.000123">
                <text:p>0.000123</text:p>
              </table:table-cell>
              <table:table-cell office:value-type="float" office:value="0">
                <text:p>0</text:p>
              </table:table-cell>
              <table:table-cell office:value-type="float" office:value="2874">
                <text:p>287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5453">
                <text:p>0.015453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2897">
                <text:p>289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33">
                <text:p>0.0133</text:p>
              </table:table-cell>
              <table:table-cell office:value-type="float" office:value="0.000171">
                <text:p>0.000171</text:p>
              </table:table-cell>
              <table:table-cell office:value-type="float" office:value="0">
                <text:p>0</text:p>
              </table:table-cell>
              <table:table-cell office:value-type="float" office:value="3214">
                <text:p>32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64.C1:test264.D102" chart:data-source-has-labels="row" svg:x="0.32cm" svg:y="0.18cm" svg:width="13.361cm" svg:height="8.64cm">
          <chartooo:coordinate-region svg:x="1.418cm" svg:y="0.301cm" svg:width="12.202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4.C2:test264.C102" chart:label-cell-address="test264.C1:test264.C1" chart:class="chart:bar">
            <chart:data-point chart:repeated="101"/>
          </chart:series>
          <chart:series chart:style-name="ch8" chart:values-cell-range-address="test264.D2:test264.D102" chart:label-cell-address="test264.D1:test264.D1" chart:class="chart:ba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64.C1:test264.C1</svg:desc>
                </draw:g>
              </table:table-cell>
              <table:table-cell office:value-type="string">
                <text:p>xfertime</text:p>
                <draw:g>
                  <svg:desc>test264.D1:test264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084">
                <text:p>0.002084</text:p>
                <draw:g>
                  <svg:desc>test264.C2:test264.C102</svg:desc>
                </draw:g>
              </table:table-cell>
              <table:table-cell office:value-type="float" office:value="0.000133">
                <text:p>0.000133</text:p>
                <draw:g>
                  <svg:desc>test264.D2:test264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11">
                <text:p>0.001611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37">
                <text:p>0.001537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471">
                <text:p>0.001471</text:p>
              </table:table-cell>
              <table:table-cell office:value-type="float" office:value="0.000097">
                <text:p>0.000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411">
                <text:p>0.001411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589">
                <text:p>0.00458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346">
                <text:p>0.001346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349">
                <text:p>0.002349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545">
                <text:p>0.001545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379">
                <text:p>0.001379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594">
                <text:p>0.001594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377">
                <text:p>0.001377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395">
                <text:p>0.001395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579">
                <text:p>0.001579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521">
                <text:p>0.001521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527">
                <text:p>0.001527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215">
                <text:p>0.001215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578">
                <text:p>0.001578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16">
                <text:p>0.00116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321">
                <text:p>0.001321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255">
                <text:p>0.001255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105">
                <text:p>0.00110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401">
                <text:p>0.001401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328">
                <text:p>0.001328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333">
                <text:p>0.001333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228">
                <text:p>0.001228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502">
                <text:p>0.001502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415">
                <text:p>0.001415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212">
                <text:p>0.001212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321">
                <text:p>0.001321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253">
                <text:p>0.001253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343">
                <text:p>0.001343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61">
                <text:p>0.00161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517">
                <text:p>0.001517</text:p>
              </table:table-cell>
              <table:table-cell office:value-type="float" office:value="0.000101">
                <text:p>0.0001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113">
                <text:p>0.001113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432">
                <text:p>0.002432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239">
                <text:p>0.001239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259">
                <text:p>0.001259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265">
                <text:p>0.00126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68">
                <text:p>0.00168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293">
                <text:p>0.001293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21">
                <text:p>0.00121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129">
                <text:p>0.001129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773">
                <text:p>0.002773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232">
                <text:p>0.001232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458">
                <text:p>0.001458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276">
                <text:p>0.001276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487">
                <text:p>0.001487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631">
                <text:p>0.001631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15">
                <text:p>0.00115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585">
                <text:p>0.001585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368">
                <text:p>0.002368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683">
                <text:p>0.001683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482">
                <text:p>0.001482</text:p>
              </table:table-cell>
              <table:table-cell office:value-type="float" office:value="0.000155">
                <text:p>0.000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146">
                <text:p>0.002146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816">
                <text:p>0.001816</text:p>
              </table:table-cell>
              <table:table-cell office:value-type="float" office:value="0.000164">
                <text:p>0.0001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224">
                <text:p>0.001224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257">
                <text:p>0.001257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221">
                <text:p>0.001221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377">
                <text:p>0.001377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332">
                <text:p>0.001332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316">
                <text:p>0.001316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377">
                <text:p>0.001377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473">
                <text:p>0.001473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374">
                <text:p>0.001374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439">
                <text:p>0.001439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102">
                <text:p>0.001102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402">
                <text:p>0.001402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469">
                <text:p>0.001469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603">
                <text:p>0.00160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17">
                <text:p>0.00117</text:p>
              </table:table-cell>
              <table:table-cell office:value-type="float" office:value="0.000168">
                <text:p>0.0001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252">
                <text:p>0.001252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455">
                <text:p>0.001455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566">
                <text:p>0.001566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373">
                <text:p>0.001373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6157">
                <text:p>0.016157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119">
                <text:p>0.012119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1409">
                <text:p>0.011409</text:p>
              </table:table-cell>
              <table:table-cell office:value-type="float" office:value="0.000159">
                <text:p>0.0001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4975">
                <text:p>0.014975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2867">
                <text:p>0.012867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887">
                <text:p>0.012887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386">
                <text:p>0.012386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5788">
                <text:p>0.015788</text:p>
              </table:table-cell>
              <table:table-cell office:value-type="float" office:value="0.000139">
                <text:p>0.0001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7417">
                <text:p>0.017417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1823">
                <text:p>0.011823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4091">
                <text:p>0.014091</text:p>
              </table:table-cell>
              <table:table-cell office:value-type="float" office:value="0.000121">
                <text:p>0.0001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3163">
                <text:p>0.013163</text:p>
              </table:table-cell>
              <table:table-cell office:value-type="float" office:value="0.000118">
                <text:p>0.0001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5353">
                <text:p>0.015353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3009">
                <text:p>0.013009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1209">
                <text:p>0.011209</text:p>
              </table:table-cell>
              <table:table-cell office:value-type="float" office:value="0.000117">
                <text:p>0.0001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388">
                <text:p>0.012388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6857">
                <text:p>0.016857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2708">
                <text:p>0.012708</text:p>
              </table:table-cell>
              <table:table-cell office:value-type="float" office:value="0.000136">
                <text:p>0.0001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647">
                <text:p>0.014647</text:p>
              </table:table-cell>
              <table:table-cell office:value-type="float" office:value="0.000109">
                <text:p>0.0001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2967">
                <text:p>0.012967</text:p>
              </table:table-cell>
              <table:table-cell office:value-type="float" office:value="0.000161">
                <text:p>0.0001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1595">
                <text:p>0.011595</text:p>
              </table:table-cell>
              <table:table-cell office:value-type="float" office:value="0.000195">
                <text:p>0.0001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5175">
                <text:p>0.015175</text:p>
              </table:table-cell>
              <table:table-cell office:value-type="float" office:value="0.000165">
                <text:p>0.0001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3793">
                <text:p>0.013793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5453">
                <text:p>0.015453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33">
                <text:p>0.0133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337cm" style:legend-expansion="high" chart:style-name="ch2"/>
        <chart:plot-area chart:style-name="ch3" table:cell-range-address="test264.C1:test264.G102" chart:data-source-has-labels="row" svg:x="0.32cm" svg:y="0.18cm" svg:width="12.726cm" svg:height="8.64cm">
          <chartooo:coordinate-region svg:x="1.312cm" svg:y="0.301cm" svg:width="11.671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4.C2:test264.C102" chart:label-cell-address="test264.C1:test264.C1" chart:class="chart:bar">
            <chart:data-point chart:repeated="101"/>
          </chart:series>
          <chart:series chart:style-name="ch8" chart:values-cell-range-address="test264.D2:test264.D102" chart:label-cell-address="test264.D1:test264.D1" chart:class="chart:bar">
            <chart:data-point chart:repeated="101"/>
          </chart:series>
          <chart:series chart:style-name="ch9" chart:values-cell-range-address="test264.E2:test264.E102" chart:label-cell-address="test264.E1:test264.E1" chart:class="chart:bar">
            <chart:data-point chart:repeated="101"/>
          </chart:series>
          <chart:series chart:style-name="ch10" chart:values-cell-range-address="test264.F2:test264.F102" chart:label-cell-address="test264.F1:test264.F1" chart:class="chart:bar">
            <chart:data-point chart:repeated="101"/>
          </chart:series>
          <chart:series chart:style-name="ch11" chart:values-cell-range-address="test264.G2:test264.G102" chart:label-cell-address="test264.G1:test264.G1" chart:class="chart:ba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64.C1:test264.C1</svg:desc>
                </draw:g>
              </table:table-cell>
              <table:table-cell office:value-type="string">
                <text:p>xfertime</text:p>
                <draw:g>
                  <svg:desc>test264.D1:test264.D1</svg:desc>
                </draw:g>
              </table:table-cell>
              <table:table-cell office:value-type="string">
                <text:p>thinktime</text:p>
                <draw:g>
                  <svg:desc>test264.E1:test264.E1</svg:desc>
                </draw:g>
              </table:table-cell>
              <table:table-cell office:value-type="string">
                <text:p>bytes</text:p>
                <draw:g>
                  <svg:desc>test264.F1:test264.F1</svg:desc>
                </draw:g>
              </table:table-cell>
              <table:table-cell office:value-type="string">
                <text:p>transactions</text:p>
                <draw:g>
                  <svg:desc>test264.G1:test264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084">
                <text:p>0.002084</text:p>
                <draw:g>
                  <svg:desc>test264.C2:test264.C102</svg:desc>
                </draw:g>
              </table:table-cell>
              <table:table-cell office:value-type="float" office:value="0.000133">
                <text:p>0.000133</text:p>
                <draw:g>
                  <svg:desc>test264.D2:test264.D102</svg:desc>
                </draw:g>
              </table:table-cell>
              <table:table-cell office:value-type="float" office:value="0">
                <text:p>0</text:p>
                <draw:g>
                  <svg:desc>test264.E2:test264.E102</svg:desc>
                </draw:g>
              </table:table-cell>
              <table:table-cell office:value-type="float" office:value="3211">
                <text:p>3211</text:p>
                <draw:g>
                  <svg:desc>test264.F2:test264.F102</svg:desc>
                </draw:g>
              </table:table-cell>
              <table:table-cell office:value-type="float" office:value="159">
                <text:p>159</text:p>
                <draw:g>
                  <svg:desc>test264.G2:test264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611">
                <text:p>0.001611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2703">
                <text:p>27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1537">
                <text:p>0.001537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141">
                <text:p>31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471">
                <text:p>0.001471</text:p>
              </table:table-cell>
              <table:table-cell office:value-type="float" office:value="0.000097">
                <text:p>0.000097</text:p>
              </table:table-cell>
              <table:table-cell office:value-type="float" office:value="0">
                <text:p>0</text:p>
              </table:table-cell>
              <table:table-cell office:value-type="float" office:value="2904">
                <text:p>29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411">
                <text:p>0.001411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2808">
                <text:p>28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589">
                <text:p>0.004589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2907">
                <text:p>290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346">
                <text:p>0.001346</text:p>
              </table:table-cell>
              <table:table-cell office:value-type="float" office:value="0.000109">
                <text:p>0.000109</text:p>
              </table:table-cell>
              <table:table-cell office:value-type="float" office:value="0">
                <text:p>0</text:p>
              </table:table-cell>
              <table:table-cell office:value-type="float" office:value="3477">
                <text:p>347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349">
                <text:p>0.002349</text:p>
              </table:table-cell>
              <table:table-cell office:value-type="float" office:value="0.000139">
                <text:p>0.000139</text:p>
              </table:table-cell>
              <table:table-cell office:value-type="float" office:value="0">
                <text:p>0</text:p>
              </table:table-cell>
              <table:table-cell office:value-type="float" office:value="3168">
                <text:p>316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545">
                <text:p>0.001545</text:p>
              </table:table-cell>
              <table:table-cell office:value-type="float" office:value="0.000156">
                <text:p>0.000156</text:p>
              </table:table-cell>
              <table:table-cell office:value-type="float" office:value="0">
                <text:p>0</text:p>
              </table:table-cell>
              <table:table-cell office:value-type="float" office:value="3506">
                <text:p>35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379">
                <text:p>0.001379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3117">
                <text:p>31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1594">
                <text:p>0.001594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495">
                <text:p>349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377">
                <text:p>0.001377</text:p>
              </table:table-cell>
              <table:table-cell office:value-type="float" office:value="0.000119">
                <text:p>0.000119</text:p>
              </table:table-cell>
              <table:table-cell office:value-type="float" office:value="0">
                <text:p>0</text:p>
              </table:table-cell>
              <table:table-cell office:value-type="float" office:value="3431">
                <text:p>34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395">
                <text:p>0.001395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3070">
                <text:p>30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1579">
                <text:p>0.001579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  <table:table-cell office:value-type="float" office:value="3244">
                <text:p>324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1521">
                <text:p>0.001521</text:p>
              </table:table-cell>
              <table:table-cell office:value-type="float" office:value="0.000113">
                <text:p>0.000113</text:p>
              </table:table-cell>
              <table:table-cell office:value-type="float" office:value="0">
                <text:p>0</text:p>
              </table:table-cell>
              <table:table-cell office:value-type="float" office:value="3283">
                <text:p>328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1527">
                <text:p>0.001527</text:p>
              </table:table-cell>
              <table:table-cell office:value-type="float" office:value="0.000125">
                <text:p>0.000125</text:p>
              </table:table-cell>
              <table:table-cell office:value-type="float" office:value="0">
                <text:p>0</text:p>
              </table:table-cell>
              <table:table-cell office:value-type="float" office:value="3168">
                <text:p>316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1215">
                <text:p>0.001215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3150">
                <text:p>31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1578">
                <text:p>0.001578</text:p>
              </table:table-cell>
              <table:table-cell office:value-type="float" office:value="0.00015">
                <text:p>0.00015</text:p>
              </table:table-cell>
              <table:table-cell office:value-type="float" office:value="0">
                <text:p>0</text:p>
              </table:table-cell>
              <table:table-cell office:value-type="float" office:value="3243">
                <text:p>324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116">
                <text:p>0.00116</text:p>
              </table:table-cell>
              <table:table-cell office:value-type="float" office:value="0.000123">
                <text:p>0.000123</text:p>
              </table:table-cell>
              <table:table-cell office:value-type="float" office:value="0">
                <text:p>0</text:p>
              </table:table-cell>
              <table:table-cell office:value-type="float" office:value="3111">
                <text:p>31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1321">
                <text:p>0.001321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2672">
                <text:p>267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1255">
                <text:p>0.001255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  <table:table-cell office:value-type="float" office:value="3294">
                <text:p>329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1105">
                <text:p>0.001105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2956">
                <text:p>29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1401">
                <text:p>0.001401</text:p>
              </table:table-cell>
              <table:table-cell office:value-type="float" office:value="0.000138">
                <text:p>0.000138</text:p>
              </table:table-cell>
              <table:table-cell office:value-type="float" office:value="0">
                <text:p>0</text:p>
              </table:table-cell>
              <table:table-cell office:value-type="float" office:value="3282">
                <text:p>328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1328">
                <text:p>0.001328</text:p>
              </table:table-cell>
              <table:table-cell office:value-type="float" office:value="0.000102">
                <text:p>0.000102</text:p>
              </table:table-cell>
              <table:table-cell office:value-type="float" office:value="0">
                <text:p>0</text:p>
              </table:table-cell>
              <table:table-cell office:value-type="float" office:value="2883">
                <text:p>288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1333">
                <text:p>0.001333</text:p>
              </table:table-cell>
              <table:table-cell office:value-type="float" office:value="0.000107">
                <text:p>0.000107</text:p>
              </table:table-cell>
              <table:table-cell office:value-type="float" office:value="0">
                <text:p>0</text:p>
              </table:table-cell>
              <table:table-cell office:value-type="float" office:value="3134">
                <text:p>31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1228">
                <text:p>0.001228</text:p>
              </table:table-cell>
              <table:table-cell office:value-type="float" office:value="0.000118">
                <text:p>0.000118</text:p>
              </table:table-cell>
              <table:table-cell office:value-type="float" office:value="0">
                <text:p>0</text:p>
              </table:table-cell>
              <table:table-cell office:value-type="float" office:value="2905">
                <text:p>29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1502">
                <text:p>0.001502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  <table:table-cell office:value-type="float" office:value="3434">
                <text:p>34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415">
                <text:p>0.001415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191">
                <text:p>319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212">
                <text:p>0.001212</text:p>
              </table:table-cell>
              <table:table-cell office:value-type="float" office:value="0.000126">
                <text:p>0.000126</text:p>
              </table:table-cell>
              <table:table-cell office:value-type="float" office:value="0">
                <text:p>0</text:p>
              </table:table-cell>
              <table:table-cell office:value-type="float" office:value="3424">
                <text:p>34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1321">
                <text:p>0.001321</text:p>
              </table:table-cell>
              <table:table-cell office:value-type="float" office:value="0.000113">
                <text:p>0.000113</text:p>
              </table:table-cell>
              <table:table-cell office:value-type="float" office:value="0">
                <text:p>0</text:p>
              </table:table-cell>
              <table:table-cell office:value-type="float" office:value="2670">
                <text:p>26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1253">
                <text:p>0.001253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3157">
                <text:p>31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1343">
                <text:p>0.001343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3252">
                <text:p>32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61">
                <text:p>0.00161</text:p>
              </table:table-cell>
              <table:table-cell office:value-type="float" office:value="0.000141">
                <text:p>0.000141</text:p>
              </table:table-cell>
              <table:table-cell office:value-type="float" office:value="0">
                <text:p>0</text:p>
              </table:table-cell>
              <table:table-cell office:value-type="float" office:value="2963">
                <text:p>296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1517">
                <text:p>0.001517</text:p>
              </table:table-cell>
              <table:table-cell office:value-type="float" office:value="0.000101">
                <text:p>0.000101</text:p>
              </table:table-cell>
              <table:table-cell office:value-type="float" office:value="0">
                <text:p>0</text:p>
              </table:table-cell>
              <table:table-cell office:value-type="float" office:value="3400">
                <text:p>34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1113">
                <text:p>0.001113</text:p>
              </table:table-cell>
              <table:table-cell office:value-type="float" office:value="0.000113">
                <text:p>0.000113</text:p>
              </table:table-cell>
              <table:table-cell office:value-type="float" office:value="0">
                <text:p>0</text:p>
              </table:table-cell>
              <table:table-cell office:value-type="float" office:value="3087">
                <text:p>308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2432">
                <text:p>0.002432</text:p>
              </table:table-cell>
              <table:table-cell office:value-type="float" office:value="0.000134">
                <text:p>0.000134</text:p>
              </table:table-cell>
              <table:table-cell office:value-type="float" office:value="0">
                <text:p>0</text:p>
              </table:table-cell>
              <table:table-cell office:value-type="float" office:value="3037">
                <text:p>30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1239">
                <text:p>0.001239</text:p>
              </table:table-cell>
              <table:table-cell office:value-type="float" office:value="0.000134">
                <text:p>0.000134</text:p>
              </table:table-cell>
              <table:table-cell office:value-type="float" office:value="0">
                <text:p>0</text:p>
              </table:table-cell>
              <table:table-cell office:value-type="float" office:value="2806">
                <text:p>28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1259">
                <text:p>0.001259</text:p>
              </table:table-cell>
              <table:table-cell office:value-type="float" office:value="0.000145">
                <text:p>0.000145</text:p>
              </table:table-cell>
              <table:table-cell office:value-type="float" office:value="0">
                <text:p>0</text:p>
              </table:table-cell>
              <table:table-cell office:value-type="float" office:value="3686">
                <text:p>368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265">
                <text:p>0.001265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365">
                <text:p>33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168">
                <text:p>0.00168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2908">
                <text:p>290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1293">
                <text:p>0.001293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602">
                <text:p>36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121">
                <text:p>0.00121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006">
                <text:p>300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129">
                <text:p>0.001129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  <table:table-cell office:value-type="float" office:value="2965">
                <text:p>29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2773">
                <text:p>0.002773</text:p>
              </table:table-cell>
              <table:table-cell office:value-type="float" office:value="0.00012">
                <text:p>0.00012</text:p>
              </table:table-cell>
              <table:table-cell office:value-type="float" office:value="0">
                <text:p>0</text:p>
              </table:table-cell>
              <table:table-cell office:value-type="float" office:value="2517">
                <text:p>25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232">
                <text:p>0.001232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126">
                <text:p>31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458">
                <text:p>0.001458</text:p>
              </table:table-cell>
              <table:table-cell office:value-type="float" office:value="0.000148">
                <text:p>0.000148</text:p>
              </table:table-cell>
              <table:table-cell office:value-type="float" office:value="0">
                <text:p>0</text:p>
              </table:table-cell>
              <table:table-cell office:value-type="float" office:value="3140">
                <text:p>31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276">
                <text:p>0.001276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275">
                <text:p>327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487">
                <text:p>0.001487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3598">
                <text:p>359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631">
                <text:p>0.001631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080">
                <text:p>308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15">
                <text:p>0.00115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2849">
                <text:p>284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585">
                <text:p>0.001585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474">
                <text:p>347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2368">
                <text:p>0.002368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2864">
                <text:p>286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683">
                <text:p>0.001683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478">
                <text:p>347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482">
                <text:p>0.001482</text:p>
              </table:table-cell>
              <table:table-cell office:value-type="float" office:value="0.000155">
                <text:p>0.000155</text:p>
              </table:table-cell>
              <table:table-cell office:value-type="float" office:value="0">
                <text:p>0</text:p>
              </table:table-cell>
              <table:table-cell office:value-type="float" office:value="2811">
                <text:p>28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2146">
                <text:p>0.002146</text:p>
              </table:table-cell>
              <table:table-cell office:value-type="float" office:value="0.000104">
                <text:p>0.000104</text:p>
              </table:table-cell>
              <table:table-cell office:value-type="float" office:value="0">
                <text:p>0</text:p>
              </table:table-cell>
              <table:table-cell office:value-type="float" office:value="3665">
                <text:p>366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816">
                <text:p>0.001816</text:p>
              </table:table-cell>
              <table:table-cell office:value-type="float" office:value="0.000164">
                <text:p>0.000164</text:p>
              </table:table-cell>
              <table:table-cell office:value-type="float" office:value="0">
                <text:p>0</text:p>
              </table:table-cell>
              <table:table-cell office:value-type="float" office:value="3009">
                <text:p>30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224">
                <text:p>0.001224</text:p>
              </table:table-cell>
              <table:table-cell office:value-type="float" office:value="0.000141">
                <text:p>0.000141</text:p>
              </table:table-cell>
              <table:table-cell office:value-type="float" office:value="0">
                <text:p>0</text:p>
              </table:table-cell>
              <table:table-cell office:value-type="float" office:value="2604">
                <text:p>26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257">
                <text:p>0.001257</text:p>
              </table:table-cell>
              <table:table-cell office:value-type="float" office:value="0.000136">
                <text:p>0.000136</text:p>
              </table:table-cell>
              <table:table-cell office:value-type="float" office:value="0">
                <text:p>0</text:p>
              </table:table-cell>
              <table:table-cell office:value-type="float" office:value="3052">
                <text:p>30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221">
                <text:p>0.001221</text:p>
              </table:table-cell>
              <table:table-cell office:value-type="float" office:value="0.000117">
                <text:p>0.000117</text:p>
              </table:table-cell>
              <table:table-cell office:value-type="float" office:value="0">
                <text:p>0</text:p>
              </table:table-cell>
              <table:table-cell office:value-type="float" office:value="2895">
                <text:p>289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377">
                <text:p>0.001377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2299">
                <text:p>22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332">
                <text:p>0.001332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2788">
                <text:p>278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316">
                <text:p>0.001316</text:p>
              </table:table-cell>
              <table:table-cell office:value-type="float" office:value="0.000124">
                <text:p>0.000124</text:p>
              </table:table-cell>
              <table:table-cell office:value-type="float" office:value="0">
                <text:p>0</text:p>
              </table:table-cell>
              <table:table-cell office:value-type="float" office:value="3212">
                <text:p>321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377">
                <text:p>0.001377</text:p>
              </table:table-cell>
              <table:table-cell office:value-type="float" office:value="0.000119">
                <text:p>0.000119</text:p>
              </table:table-cell>
              <table:table-cell office:value-type="float" office:value="0">
                <text:p>0</text:p>
              </table:table-cell>
              <table:table-cell office:value-type="float" office:value="3184">
                <text:p>31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473">
                <text:p>0.001473</text:p>
              </table:table-cell>
              <table:table-cell office:value-type="float" office:value="0.000123">
                <text:p>0.000123</text:p>
              </table:table-cell>
              <table:table-cell office:value-type="float" office:value="0">
                <text:p>0</text:p>
              </table:table-cell>
              <table:table-cell office:value-type="float" office:value="3689">
                <text:p>368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374">
                <text:p>0.001374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3579">
                <text:p>357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439">
                <text:p>0.001439</text:p>
              </table:table-cell>
              <table:table-cell office:value-type="float" office:value="0.000125">
                <text:p>0.000125</text:p>
              </table:table-cell>
              <table:table-cell office:value-type="float" office:value="0">
                <text:p>0</text:p>
              </table:table-cell>
              <table:table-cell office:value-type="float" office:value="3534">
                <text:p>35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102">
                <text:p>0.001102</text:p>
              </table:table-cell>
              <table:table-cell office:value-type="float" office:value="0.00014">
                <text:p>0.00014</text:p>
              </table:table-cell>
              <table:table-cell office:value-type="float" office:value="0">
                <text:p>0</text:p>
              </table:table-cell>
              <table:table-cell office:value-type="float" office:value="3601">
                <text:p>36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402">
                <text:p>0.001402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3060">
                <text:p>306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469">
                <text:p>0.001469</text:p>
              </table:table-cell>
              <table:table-cell office:value-type="float" office:value="0.000125">
                <text:p>0.000125</text:p>
              </table:table-cell>
              <table:table-cell office:value-type="float" office:value="0">
                <text:p>0</text:p>
              </table:table-cell>
              <table:table-cell office:value-type="float" office:value="2936">
                <text:p>293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603">
                <text:p>0.001603</text:p>
              </table:table-cell>
              <table:table-cell office:value-type="float" office:value="0.000118">
                <text:p>0.000118</text:p>
              </table:table-cell>
              <table:table-cell office:value-type="float" office:value="0">
                <text:p>0</text:p>
              </table:table-cell>
              <table:table-cell office:value-type="float" office:value="2999">
                <text:p>29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17">
                <text:p>0.00117</text:p>
              </table:table-cell>
              <table:table-cell office:value-type="float" office:value="0.000168">
                <text:p>0.000168</text:p>
              </table:table-cell>
              <table:table-cell office:value-type="float" office:value="0">
                <text:p>0</text:p>
              </table:table-cell>
              <table:table-cell office:value-type="float" office:value="2896">
                <text:p>289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252">
                <text:p>0.001252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  <table:table-cell office:value-type="float" office:value="2809">
                <text:p>28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455">
                <text:p>0.001455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3620">
                <text:p>36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566">
                <text:p>0.001566</text:p>
              </table:table-cell>
              <table:table-cell office:value-type="float" office:value="0.000119">
                <text:p>0.000119</text:p>
              </table:table-cell>
              <table:table-cell office:value-type="float" office:value="0">
                <text:p>0</text:p>
              </table:table-cell>
              <table:table-cell office:value-type="float" office:value="3429">
                <text:p>34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373">
                <text:p>0.001373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3448">
                <text:p>344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6157">
                <text:p>0.016157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3172">
                <text:p>317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119">
                <text:p>0.012119</text:p>
              </table:table-cell>
              <table:table-cell office:value-type="float" office:value="0.000148">
                <text:p>0.000148</text:p>
              </table:table-cell>
              <table:table-cell office:value-type="float" office:value="0">
                <text:p>0</text:p>
              </table:table-cell>
              <table:table-cell office:value-type="float" office:value="2798">
                <text:p>279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1409">
                <text:p>0.011409</text:p>
              </table:table-cell>
              <table:table-cell office:value-type="float" office:value="0.000159">
                <text:p>0.000159</text:p>
              </table:table-cell>
              <table:table-cell office:value-type="float" office:value="0">
                <text:p>0</text:p>
              </table:table-cell>
              <table:table-cell office:value-type="float" office:value="3005">
                <text:p>300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4975">
                <text:p>0.014975</text:p>
              </table:table-cell>
              <table:table-cell office:value-type="float" office:value="0.000165">
                <text:p>0.000165</text:p>
              </table:table-cell>
              <table:table-cell office:value-type="float" office:value="0">
                <text:p>0</text:p>
              </table:table-cell>
              <table:table-cell office:value-type="float" office:value="3903">
                <text:p>390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2867">
                <text:p>0.012867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3004">
                <text:p>300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887">
                <text:p>0.012887</text:p>
              </table:table-cell>
              <table:table-cell office:value-type="float" office:value="0.00014">
                <text:p>0.00014</text:p>
              </table:table-cell>
              <table:table-cell office:value-type="float" office:value="0">
                <text:p>0</text:p>
              </table:table-cell>
              <table:table-cell office:value-type="float" office:value="3154">
                <text:p>315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386">
                <text:p>0.012386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3427">
                <text:p>342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5788">
                <text:p>0.015788</text:p>
              </table:table-cell>
              <table:table-cell office:value-type="float" office:value="0.000139">
                <text:p>0.000139</text:p>
              </table:table-cell>
              <table:table-cell office:value-type="float" office:value="0">
                <text:p>0</text:p>
              </table:table-cell>
              <table:table-cell office:value-type="float" office:value="3257">
                <text:p>325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7417">
                <text:p>0.017417</text:p>
              </table:table-cell>
              <table:table-cell office:value-type="float" office:value="0.000121">
                <text:p>0.000121</text:p>
              </table:table-cell>
              <table:table-cell office:value-type="float" office:value="0">
                <text:p>0</text:p>
              </table:table-cell>
              <table:table-cell office:value-type="float" office:value="3033">
                <text:p>303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1823">
                <text:p>0.011823</text:p>
              </table:table-cell>
              <table:table-cell office:value-type="float" office:value="0.000104">
                <text:p>0.000104</text:p>
              </table:table-cell>
              <table:table-cell office:value-type="float" office:value="0">
                <text:p>0</text:p>
              </table:table-cell>
              <table:table-cell office:value-type="float" office:value="2990">
                <text:p>299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4091">
                <text:p>0.014091</text:p>
              </table:table-cell>
              <table:table-cell office:value-type="float" office:value="0.000121">
                <text:p>0.000121</text:p>
              </table:table-cell>
              <table:table-cell office:value-type="float" office:value="0">
                <text:p>0</text:p>
              </table:table-cell>
              <table:table-cell office:value-type="float" office:value="3346">
                <text:p>334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3163">
                <text:p>0.013163</text:p>
              </table:table-cell>
              <table:table-cell office:value-type="float" office:value="0.000118">
                <text:p>0.000118</text:p>
              </table:table-cell>
              <table:table-cell office:value-type="float" office:value="0">
                <text:p>0</text:p>
              </table:table-cell>
              <table:table-cell office:value-type="float" office:value="3009">
                <text:p>300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5353">
                <text:p>0.015353</text:p>
              </table:table-cell>
              <table:table-cell office:value-type="float" office:value="0.000126">
                <text:p>0.000126</text:p>
              </table:table-cell>
              <table:table-cell office:value-type="float" office:value="0">
                <text:p>0</text:p>
              </table:table-cell>
              <table:table-cell office:value-type="float" office:value="2984">
                <text:p>29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13009">
                <text:p>0.013009</text:p>
              </table:table-cell>
              <table:table-cell office:value-type="float" office:value="0.000138">
                <text:p>0.000138</text:p>
              </table:table-cell>
              <table:table-cell office:value-type="float" office:value="0">
                <text:p>0</text:p>
              </table:table-cell>
              <table:table-cell office:value-type="float" office:value="3041">
                <text:p>304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1209">
                <text:p>0.011209</text:p>
              </table:table-cell>
              <table:table-cell office:value-type="float" office:value="0.000117">
                <text:p>0.000117</text:p>
              </table:table-cell>
              <table:table-cell office:value-type="float" office:value="0">
                <text:p>0</text:p>
              </table:table-cell>
              <table:table-cell office:value-type="float" office:value="3423">
                <text:p>34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388">
                <text:p>0.012388</text:p>
              </table:table-cell>
              <table:table-cell office:value-type="float" office:value="0.000102">
                <text:p>0.000102</text:p>
              </table:table-cell>
              <table:table-cell office:value-type="float" office:value="0">
                <text:p>0</text:p>
              </table:table-cell>
              <table:table-cell office:value-type="float" office:value="3211">
                <text:p>321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6857">
                <text:p>0.016857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2984">
                <text:p>298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12708">
                <text:p>0.012708</text:p>
              </table:table-cell>
              <table:table-cell office:value-type="float" office:value="0.000136">
                <text:p>0.000136</text:p>
              </table:table-cell>
              <table:table-cell office:value-type="float" office:value="0">
                <text:p>0</text:p>
              </table:table-cell>
              <table:table-cell office:value-type="float" office:value="2994">
                <text:p>299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647">
                <text:p>0.014647</text:p>
              </table:table-cell>
              <table:table-cell office:value-type="float" office:value="0.000109">
                <text:p>0.000109</text:p>
              </table:table-cell>
              <table:table-cell office:value-type="float" office:value="0">
                <text:p>0</text:p>
              </table:table-cell>
              <table:table-cell office:value-type="float" office:value="3289">
                <text:p>328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12967">
                <text:p>0.012967</text:p>
              </table:table-cell>
              <table:table-cell office:value-type="float" office:value="0.000161">
                <text:p>0.000161</text:p>
              </table:table-cell>
              <table:table-cell office:value-type="float" office:value="0">
                <text:p>0</text:p>
              </table:table-cell>
              <table:table-cell office:value-type="float" office:value="3029">
                <text:p>302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1595">
                <text:p>0.011595</text:p>
              </table:table-cell>
              <table:table-cell office:value-type="float" office:value="0.000195">
                <text:p>0.000195</text:p>
              </table:table-cell>
              <table:table-cell office:value-type="float" office:value="0">
                <text:p>0</text:p>
              </table:table-cell>
              <table:table-cell office:value-type="float" office:value="3734">
                <text:p>373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15175">
                <text:p>0.015175</text:p>
              </table:table-cell>
              <table:table-cell office:value-type="float" office:value="0.000165">
                <text:p>0.000165</text:p>
              </table:table-cell>
              <table:table-cell office:value-type="float" office:value="0">
                <text:p>0</text:p>
              </table:table-cell>
              <table:table-cell office:value-type="float" office:value="2898">
                <text:p>289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13793">
                <text:p>0.013793</text:p>
              </table:table-cell>
              <table:table-cell office:value-type="float" office:value="0.000123">
                <text:p>0.000123</text:p>
              </table:table-cell>
              <table:table-cell office:value-type="float" office:value="0">
                <text:p>0</text:p>
              </table:table-cell>
              <table:table-cell office:value-type="float" office:value="2874">
                <text:p>287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5453">
                <text:p>0.015453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2897">
                <text:p>289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133">
                <text:p>0.0133</text:p>
              </table:table-cell>
              <table:table-cell office:value-type="float" office:value="0.000171">
                <text:p>0.000171</text:p>
              </table:table-cell>
              <table:table-cell office:value-type="float" office:value="0">
                <text:p>0</text:p>
              </table:table-cell>
              <table:table-cell office:value-type="float" office:value="3214">
                <text:p>321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